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E0000005EB9C46970.png"/>
  <manifest:file-entry manifest:media-type="image/png" manifest:full-path="Pictures/10000000000004B00000041A4B62ED73.png"/>
  <manifest:file-entry manifest:media-type="image/png" manifest:full-path="Pictures/100000000000005E0000005E5B963AC0.png"/>
  <manifest:file-entry manifest:media-type="image/png" manifest:full-path="Pictures/100000000000005E0000005EA38222D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gradient" draw:fill-color="#00ff00" draw:fill-gradient-name="Radial_20_red_2f_yellow" draw:textarea-horizontal-align="justify" draw:textarea-vertical-align="middle" draw:auto-grow-height="false" fo:padding-top="0.15cm" fo:padding-bottom="0.15cm" fo:padding-left="0.275cm" fo:padding-right="0.275cm" fo:wrap-option="wrap"/>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parent-style-name="standard">
      <style:graphic-properties draw:stroke="none" draw:fill="none" draw:fill-color="#ffffff" draw:textarea-horizontal-align="justify" draw:textarea-vertical-align="middle" draw:auto-grow-height="false" fo:wrap-option="wrap"/>
    </style:style>
    <style:style style:name="gr5" style:family="graphic" style:parent-style-name="standard">
      <style:graphic-properties draw:stroke="none" draw:fill="solid" draw:fill-color="#ffffff" draw:opacity="100%" draw:textarea-horizontal-align="center" draw:textarea-vertical-align="middle" draw:shadow-opacity="100%"/>
    </style:style>
    <style:style style:name="gr6" style:family="graphic" style:parent-style-name="standard">
      <style:graphic-properties svg:stroke-width="0.051cm" draw:marker-start-width="0.276cm" draw:marker-end-width="0.276cm" draw:fill="solid" draw:fill-color="#c0c0c0" draw:textarea-horizontal-align="justify" draw:textarea-vertical-align="middle" draw:auto-grow-height="false" fo:padding-top="0.15cm" fo:padding-bottom="0.15cm" fo:padding-left="0.275cm" fo:padding-right="0.275cm" fo:wrap-option="wrap"/>
    </style:style>
    <style:style style:name="gr7" style:family="graphic" style:parent-style-name="standard">
      <style:graphic-properties draw:stroke="none" draw:fill="solid" draw:fill-color="#ffffff" draw:textarea-horizontal-align="justify" draw:textarea-vertical-align="middle" draw:auto-grow-height="false" fo:wrap-option="wrap"/>
    </style:style>
    <style:style style:name="gr8" style:family="graphic" style:parent-style-name="standard">
      <style:graphic-properties draw:stroke="none" draw:fill="none" draw:fill-color="#c0c0c0" draw:textarea-horizontal-align="justify" draw:textarea-vertical-align="middle" draw:auto-grow-height="false" fo:padding-left="0.102cm" fo:padding-right="0.102cm" fo:wrap-option="wrap"/>
    </style:style>
    <style:style style:name="gr9" style:family="graphic" style:parent-style-name="standard">
      <style:graphic-properties svg:stroke-width="0.051cm" draw:marker-start-width="0.276cm" draw:marker-end-width="0.276cm" draw:fill="solid" draw:fill-color="#00ff00" draw:textarea-horizontal-align="justify" draw:textarea-vertical-align="middle" draw:auto-grow-height="false" fo:padding-top="0.15cm" fo:padding-bottom="0.15cm" fo:padding-left="0.275cm" fo:padding-right="0.275cm" fo:wrap-option="wrap"/>
    </style:style>
    <style:style style:name="gr10" style:family="graphic" style:parent-style-name="standard">
      <style:graphic-properties draw:fill="solid" draw:fill-color="#000000" draw:textarea-horizontal-align="center" draw:textarea-vertical-align="middle"/>
    </style:style>
    <style:style style:name="gr11" style:family="graphic" style:parent-style-name="standard">
      <style:graphic-properties svg:stroke-width="0.051cm" draw:marker-start-width="0.276cm" draw:marker-end-width="0.276cm" draw:fill="solid" draw:fill-color="#c0c0c0" draw:textarea-horizontal-align="justify" draw:textarea-vertical-align="middle" draw:auto-grow-height="false" fo:padding-top="0.15cm" fo:padding-bottom="0.15cm" fo:padding-left="0.127cm" fo:padding-right="0.127cm" fo:wrap-option="wrap"/>
    </style:style>
    <style:style style:name="gr12" style:family="graphic" style:parent-style-name="standard">
      <style:graphic-properties draw:stroke="none" draw:fill="solid" draw:fill-color="#ffffff" draw:textarea-horizontal-align="center" draw:textarea-vertical-align="middle" fo:padding-top="0.127cm" fo:padding-bottom="0.127cm" fo:padding-left="0.254cm" fo:padding-right="0.254cm"/>
    </style:style>
    <style:style style:name="gr13" style:family="graphic" style:parent-style-name="standard">
      <style:graphic-properties draw:stroke="none" draw:fill="none" draw:fill-color="#ffffff" draw:textarea-horizontal-align="justify" draw:textarea-vertical-align="middle" draw:auto-grow-height="false" fo:padding-left="0.102cm" fo:padding-right="0.102cm" fo:wrap-option="wrap"/>
    </style:style>
    <style:style style:name="gr14" style:family="graphic" style:parent-style-name="standard">
      <style:graphic-properties draw:stroke="none" draw:fill="none" draw:fill-color="#ffffff" draw:textarea-horizontal-align="justify" draw:textarea-vertical-align="middle" draw:auto-grow-height="false" fo:padding-left="-0.051cm" fo:padding-right="-0.051cm" fo:wrap-option="wrap"/>
    </style:style>
    <style:style style:name="gr15" style:family="graphic" style:parent-style-name="standard">
      <style:graphic-properties draw:stroke="none" draw:fill="none" draw:fill-color="#ffffff" draw:textarea-horizontal-align="justify" draw:textarea-vertical-align="middle" draw:auto-grow-height="false" fo:padding-left="0cm" fo:padding-right="0cm" fo:wrap-option="wrap"/>
    </style:style>
    <style:style style:name="gr16" style:family="graphic" style:parent-style-name="standard">
      <style:graphic-properties draw:stroke="dash" draw:stroke-dash="Ultrafine_20_Dashed" draw:fill="solid" draw:fill-color="#ffffff" draw:opacity="100%" draw:textarea-horizontal-align="center" draw:textarea-vertical-align="middle" draw:shadow-opacity="100%"/>
    </style:style>
    <style:style style:name="gr17" style:family="graphic" style:parent-style-name="standard">
      <style:graphic-properties draw:stroke="none" draw:fill="solid" draw:fill-color="#c0c0c0" draw:textarea-horizontal-align="justify" draw:textarea-vertical-align="middle" draw:auto-grow-height="false" fo:min-height="0cm"/>
    </style:style>
    <style:style style:name="gr18" style:family="graphic" style:parent-style-name="standard">
      <style:graphic-properties draw:stroke="none" draw:fill="solid" draw:fill-color="#c0c0c0" draw:textarea-horizontal-align="center" draw:textarea-vertical-align="middle"/>
    </style:style>
    <style:style style:name="gr19" style:family="graphic" style:parent-style-name="standard">
      <style:graphic-properties draw:stroke="dash" draw:stroke-dash="Fine_20_Dotted" draw:fill="solid" draw:fill-color="#ffffff" draw:opacity="100%" draw:textarea-horizontal-align="center" draw:textarea-vertical-align="middle" draw:shadow-opacity="100%"/>
    </style:style>
    <style:style style:name="gr2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21" style:family="graphic" style:parent-style-name="standard">
      <style:graphic-properties draw:fill="solid" draw:fill-color="#ffffff" draw:textarea-horizontal-align="center" draw:textarea-vertical-align="middl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stroke="dash" draw:stroke-dash="Ultrafine_20_Dashed" draw:textarea-horizontal-align="center" draw:textarea-vertical-align="middle"/>
    </style:style>
    <style:style style:name="gr24" style:family="graphic" style:parent-style-name="standard">
      <style:graphic-properties draw:stroke="none" draw:fill="solid" draw:fill-color="#000000" draw:textarea-horizontal-align="justify" draw:textarea-vertical-align="middle" draw:auto-grow-height="false"/>
    </style:style>
    <style:style style:name="gr25" style:family="graphic" style:parent-style-name="standard">
      <style:graphic-properties draw:stroke="none" draw:stroke-dash="Dash_20_2" svg:stroke-width="0cm" draw:stroke-linejoin="none" svg:stroke-linecap="butt" draw:fill="solid" draw:fill-color="#999999" draw:textarea-horizontal-align="center" draw:textarea-vertical-align="middle"/>
    </style:style>
    <style:style style:name="gr26" style:family="graphic" style:parent-style-name="standard">
      <style:graphic-properties draw:fill="solid" draw:fill-color="#666666" draw:opacity="100%" draw:textarea-horizontal-align="center" draw:textarea-vertical-align="middle" draw:shadow-opacity="100%"/>
    </style:style>
    <style:style style:name="gr27" style:family="graphic" style:parent-style-name="standard">
      <style:graphic-properties draw:fill="gradient" draw:fill-color="#ffcc99" draw:fill-gradient-name="Gradient_20_3" draw:opacity="100%" draw:textarea-horizontal-align="center" draw:textarea-vertical-align="middle" draw:shadow-opacity="100%"/>
    </style:style>
    <style:style style:name="gr28" style:family="graphic" style:parent-style-name="standard">
      <style:graphic-properties draw:stroke="none" draw:fill="solid" draw:fill-color="#999999" draw:textarea-horizontal-align="justify" draw:textarea-vertical-align="middle" draw:auto-grow-height="false" draw:shadow="hidden"/>
    </style:style>
    <style:style style:name="gr29" style:family="graphic" style:parent-style-name="standard">
      <style:graphic-properties draw:stroke="dash" draw:stroke-dash="Ultrafine_20_Dashed" draw:fill="solid" draw:fill-color="#ffffff" draw:textarea-horizontal-align="justify" draw:textarea-vertical-align="middle" draw:auto-grow-height="false" fo:padding-left="0.051cm" fo:padding-right="0.051cm" fo:wrap-option="wrap"/>
    </style:style>
    <style:style style:name="gr30" style:family="graphic" style:parent-style-name="objectwithoutfill">
      <style:graphic-properties svg:stroke-width="0.102cm" draw:marker-start-width="0.452cm" draw:marker-end="Arrow" draw:marker-end-width="0.452cm" draw:fill="none" draw:textarea-horizontal-align="center" draw:textarea-vertical-align="middle" fo:padding-top="0.175cm" fo:padding-bottom="0.175cm" fo:padding-left="0.3cm" fo:padding-right="0.3cm"/>
    </style:style>
    <style:style style:name="gr31" style:family="graphic" style:parent-style-name="standard">
      <style:graphic-properties draw:stroke="dash" draw:stroke-dash="Ultrafine_20_Dashed" draw:fill="solid" draw:fill-color="#ffff99" draw:textarea-horizontal-align="justify" draw:textarea-vertical-align="middle" draw:auto-grow-height="false" fo:padding-left="-0.102cm" fo:padding-right="-0.102cm" fo:wrap-option="wrap"/>
    </style:style>
    <style:style style:name="gr32" style:family="graphic" style:parent-style-name="standard">
      <style:graphic-properties draw:fill="bitmap" draw:fill-image-name="Lawn_20_Artificial" draw:textarea-horizontal-align="justify" draw:textarea-vertical-align="middle" draw:auto-grow-height="false" fo:min-height="0cm" fo:min-width="0cm"/>
    </style:style>
    <style:style style:name="gr33" style:family="graphic" style:parent-style-name="standard">
      <style:graphic-properties draw:fill="solid" draw:fill-color="#ff8080" draw:textarea-horizontal-align="justify" draw:textarea-vertical-align="middle" draw:auto-grow-height="false" fo:min-height="0cm" fo:min-width="0cm"/>
    </style:style>
    <style:style style:name="gr34" style:family="graphic" style:parent-style-name="standard">
      <style:graphic-properties draw:fill="gradient" draw:fill-color="#ffffff" draw:fill-gradient-name="Radial_20_red_2f_yellow" draw:opacity="100%" draw:textarea-horizontal-align="center" draw:textarea-vertical-align="middle" draw:shadow-opacity="100%"/>
    </style:style>
    <style:style style:name="gr35" style:family="graphic" style:parent-style-name="standard">
      <style:graphic-properties draw:fill="bitmap" draw:fill-color="#ffffff" draw:fill-image-name="Fiery" draw:opacity="100%" draw:textarea-horizontal-align="center" draw:textarea-vertical-align="middle" draw:shadow-opacity="100%"/>
    </style:style>
    <style:style style:name="gr36" style:family="graphic" style:parent-style-name="standard">
      <style:graphic-properties draw:fill="bitmap" draw:fill-color="#3deb3d" draw:fill-image-name="Aqua" draw:opacity="100%" draw:textarea-horizontal-align="center" draw:textarea-vertical-align="middle" draw:shadow-opacity="100%"/>
    </style:style>
    <style:style style:name="gr37" style:family="graphic" style:parent-style-name="standard">
      <style:graphic-properties draw:stroke="dash" draw:stroke-dash="Ultrafine_20_Dashed" draw:fill="solid" draw:fill-color="#ffffff" draw:textarea-horizontal-align="center" draw:textarea-vertical-align="middle" draw:auto-grow-height="false" fo:padding-left="0.051cm" fo:padding-right="0.051cm" fo:wrap-option="wrap"/>
    </style:style>
    <style:style style:name="gr38" style:family="graphic" style:parent-style-name="standard">
      <style:graphic-properties draw:stroke="dash" draw:stroke-dash="Ultrafine_20_Dashed" draw:fill="solid" draw:fill-color="#ffffff" draw:textarea-horizontal-align="justify" draw:textarea-vertical-align="middle" draw:auto-grow-height="false" fo:padding-left="0cm" fo:padding-right="0cm" fo:wrap-option="wrap"/>
    </style:style>
    <style:style style:name="gr39" style:family="graphic" style:parent-style-name="standard">
      <style:graphic-properties draw:stroke="none" draw:fill="solid" draw:fill-color="#c0c0c0" draw:textarea-horizontal-align="justify" draw:textarea-vertical-align="middle" draw:auto-grow-height="false"/>
    </style:style>
    <style:style style:name="gr40" style:family="graphic" style:parent-style-name="standard">
      <style:graphic-properties draw:fill="solid" draw:fill-color="#80808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margin-left="0.519cm" fo:margin-right="0.499cm" fo:text-align="center" fo:text-indent="0cm"/>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style>
    <style:style style:name="P6" style:family="paragraph">
      <style:paragraph-properties fo:text-align="center"/>
      <style:text-properties fo:color="#ffffff" fo:font-size="16pt" style:font-size-asian="18pt" style:font-size-complex="18pt"/>
    </style:style>
    <style:style style:name="P7" style:family="paragraph">
      <style:paragraph-properties fo:text-align="center"/>
      <style:text-properties fo:font-family="Garamond" style:font-style-name="Regular" style:font-family-generic="roman" style:font-pitch="variable" fo:font-size="14pt" fo:font-style="normal" fo:font-weight="normal" style:font-size-asian="12pt" style:font-weight-asian="normal" style:font-size-complex="12pt" style:font-weight-complex="normal"/>
    </style:style>
    <style:style style:name="P8" style:family="paragraph">
      <style:paragraph-properties fo:text-align="center"/>
      <style:text-properties fo:font-family="Harrington" style:font-family-generic="decorative" style:font-pitch="variable" fo:font-size="20pt" fo:font-style="normal" fo:font-weight="bold" style:font-size-asian="20pt" style:font-weight-asian="bold" style:font-size-complex="20pt" style:font-weight-complex="bold"/>
    </style:style>
    <style:style style:name="P9" style:family="paragraph">
      <style:paragraph-properties fo:text-align="center"/>
      <style:text-properties fo:color="#ffffff" fo:font-size="16pt" fo:font-weight="bold" style:font-size-asian="18pt" style:font-size-complex="18pt"/>
    </style:style>
    <style:style style:name="P10" style:family="paragraph">
      <style:paragraph-properties fo:text-align="center"/>
      <style:text-properties fo:color="#dc2300" fo:font-size="16pt" fo:font-weight="bold" style:font-size-asian="18pt" style:font-weight-asian="bold" style:font-size-complex="18pt" style:font-weight-complex="bold"/>
    </style:style>
    <style:style style:name="P11" style:family="paragraph">
      <style:paragraph-properties fo:text-align="center"/>
      <style:text-properties fo:color="#0000ff" fo:font-size="16pt" style:font-size-asian="18pt" style:font-size-complex="18pt"/>
    </style:style>
    <style:style style:name="P12" style:family="paragraph">
      <style:paragraph-properties fo:text-align="center"/>
      <style:text-properties fo:font-family="Garamond" style:font-style-name="Regular" style:font-family-generic="roman" style:font-pitch="variable" fo:font-size="13pt" fo:font-style="normal" fo:font-weight="normal" style:font-size-asian="12pt" style:font-weight-asian="normal" style:font-size-complex="12pt" style:font-weight-complex="normal"/>
    </style:style>
    <style:style style:name="P13" style:family="paragraph">
      <style:paragraph-properties fo:text-align="center"/>
      <style:text-properties fo:font-family="Garamond" style:font-style-name="Regular" style:font-family-generic="roman" style:font-pitch="variable" fo:font-size="15pt" fo:font-style="normal" fo:font-weight="normal" style:font-size-asian="12pt" style:font-weight-asian="normal" style:font-size-complex="12pt" style:font-weight-complex="normal"/>
    </style:style>
    <style:style style:name="P14" style:family="paragraph">
      <style:paragraph-properties fo:text-align="center"/>
      <style:text-properties fo:color="#ffffff"/>
    </style:style>
    <style:style style:name="T1" style:family="text">
      <style:text-properties fo:color="#000000" fo:font-family="Arial" style:font-family-generic="swiss" style:font-pitch="variable" fo:font-size="18pt" fo:font-weight="bold" style:font-size-asian="18pt" style:font-weight-asian="bold" style:font-size-complex="18pt" style:font-weight-complex="bold"/>
    </style:style>
    <style:style style:name="T2" style:family="text">
      <style:text-properties fo:color="#000000" fo:font-family="Arial" style:font-family-generic="swiss" style:font-pitch="variable" fo:font-size="16pt" fo:font-weight="normal" style:font-size-asian="16pt" style:font-weight-asian="normal" style:font-size-complex="16pt" style:font-weight-complex="normal"/>
    </style:style>
    <style:style style:name="T3" style:family="text">
      <style:text-properties fo:color="#000000" fo:font-size="18pt" fo:font-weight="bold" style:font-size-asian="18pt" style:font-weight-asian="bold" style:font-size-complex="18pt" style:font-weight-complex="bold"/>
    </style:style>
    <style:style style:name="T4" style:family="text">
      <style:text-properties fo:color="#000000" fo:font-size="16pt" fo:font-weight="normal" style:font-size-asian="16pt" style:font-weight-asian="normal" style:font-size-complex="16pt"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6pt" style:font-size-asian="16pt" style:font-size-complex="16pt"/>
    </style:style>
    <style:style style:name="T7" style:family="text">
      <style:text-properties style:use-window-font-color="true" fo:font-size="18pt" fo:font-weight="bold" style:font-size-asian="18pt" style:font-weight-asian="bold" style:font-size-complex="18pt" style:font-weight-complex="bold"/>
    </style:style>
    <style:style style:name="T8" style:family="text">
      <style:text-properties style:use-window-font-color="true" fo:font-size="16pt" style:font-size-asian="16pt" style:font-size-complex="16pt"/>
    </style:style>
    <style:style style:name="T9" style:family="text">
      <style:text-properties fo:font-size="18pt" fo:font-weight="bold" style:font-weight-asian="bold" style:font-weight-complex="bold"/>
    </style:style>
    <style:style style:name="T10" style:family="text">
      <style:text-properties fo:color="#000000" fo:font-size="18pt" fo:font-weight="bold" style:font-weight-asian="bold" style:font-weight-complex="bold"/>
    </style:style>
    <style:style style:name="T11" style:family="text">
      <style:text-properties fo:color="#ffffff" fo:font-size="16pt" style:font-size-asian="18pt" style:font-size-complex="18pt"/>
    </style:style>
    <style:style style:name="T12" style:family="text">
      <style:text-properties fo:color="#ffffff" style:text-outline="false" style:text-line-through-style="none" fo:font-family="Georgia" style:font-style-name="Regular" style:font-family-generic="roman" style:font-pitch="variable" fo:font-size="10pt" fo:font-style="normal" fo:text-shadow="none" style:text-underline-style="none" fo:font-weight="bold" style:font-family-asian="'MS Gothic'" style:font-pitch-asian="variable" style:font-size-asian="10pt" style:font-style-asian="normal" style:font-weight-asian="bold" style:font-family-complex="Tahoma" style:font-pitch-complex="variable" style:font-size-complex="10pt" style:font-style-complex="normal" style:font-weight-complex="bold" style:text-emphasize="none" style:font-relief="none"/>
    </style:style>
    <style:style style:name="T13" style:family="text">
      <style:text-properties fo:color="#ffffff" style:text-outline="false" style:text-line-through-style="none" fo:font-family="Georgia" style:font-style-name="Regular" style:font-family-generic="roman" style:font-pitch="variable" fo:font-size="10pt" fo:font-style="italic" fo:text-shadow="none" style:text-underline-style="none" fo:font-weight="normal" style:font-family-asian="'MS Gothic'" style:font-pitch-asian="variable" style:font-size-asian="10pt" style:font-style-asian="italic" style:font-weight-asian="normal" style:font-family-complex="Tahoma" style:font-pitch-complex="variable" style:font-size-complex="10pt" style:font-style-complex="italic" style:font-weight-complex="normal" style:text-emphasize="none" style:font-relief="none"/>
    </style:style>
    <style:style style:name="T14" style:family="text">
      <style:text-properties fo:font-family="Harrington" style:font-family-generic="decorative" style:font-pitch="variable" fo:font-size="20pt" fo:font-weight="bold" style:font-size-asian="20pt" style:font-weight-asian="bold" style:font-size-complex="20pt" style:font-weight-complex="bold"/>
    </style:style>
    <style:style style:name="T15" style:family="text">
      <style:text-properties fo:color="#ff3333" fo:font-size="16pt" style:font-size-asian="16pt" style:font-size-complex="16pt"/>
    </style:style>
    <style:style style:name="T16" style:family="text">
      <style:text-properties fo:color="#ffffff" fo:font-size="16pt" fo:font-weight="bold" style:font-size-asian="18pt" style:font-size-complex="18pt"/>
    </style:style>
    <style:style style:name="T17" style:family="text">
      <style:text-properties fo:color="#dc2300" fo:font-size="16pt" fo:font-weight="bold" style:font-size-asian="18pt" style:font-weight-asian="bold" style:font-size-complex="18pt" style:font-weight-complex="bold"/>
    </style:style>
    <style:style style:name="T18" style:family="text">
      <style:text-properties fo:color="#0000ff" fo:font-size="16pt" style:font-size-asian="18pt" style:font-size-complex="18pt"/>
    </style:style>
    <style:style style:name="T19" style:family="text">
      <style:text-properties fo:font-family="Garamond" style:font-style-name="Regular" style:font-family-generic="roman" style:font-pitch="variable" fo:font-size="14pt" fo:font-style="normal" fo:font-weight="normal" style:font-size-asian="12pt" style:font-weight-asian="normal" style:font-size-complex="12pt" style:font-weight-complex="normal"/>
    </style:style>
    <style:style style:name="T20" style:family="text">
      <style:text-properties fo:font-family="Garamond" style:font-style-name="Regular" style:font-family-generic="roman" style:font-pitch="variable" fo:font-size="13pt" fo:font-style="normal" fo:font-weight="normal" style:font-size-asian="12pt" style:font-weight-asian="normal" style:font-size-complex="12pt" style:font-weight-complex="normal"/>
    </style:style>
    <style:style style:name="T21" style:family="text">
      <style:text-properties fo:font-family="Garamond" style:font-style-name="Regular" style:font-family-generic="roman" style:font-pitch="variable" fo:font-size="15pt" fo:font-style="normal" fo:font-weight="normal" style:font-size-asian="12pt" style:font-weight-asian="normal" style:font-size-complex="12pt" style:font-weight-complex="normal"/>
    </style:style>
    <style:style style:name="T22"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0.159cm" svg:height="8.889cm" svg:x="-10.16cm" svg:y="1.271cm">
          <draw:image xlink:href="Pictures/10000000000004B00000041A4B62ED73.png" xlink:type="simple" xlink:show="embed" xlink:actuate="onLoad">
            <text:p/>
          </draw:image>
        </draw:frame>
        <draw:g>
          <draw:custom-shape draw:style-name="gr2" draw:text-style-name="P1" draw:layer="layout" svg:width="9.525cm" svg:height="8.255cm" svg:x="1.27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872cm" svg:height="7.401cm" svg:x="2.326cm" svg:y="1.6cm" svg:viewBox="0 0 7873 7402" svg:d="M1804 78c-105 114-345 159-323 335 20 156-16 297-116 400-101 104-279 262-194 400 91 147 141 272 117 414-27 159-193 254-271 400-83 155-257 242-375 374-96 108-152 254-180 400-26 138 25 311-129 400-144 83-146 256-168 400-19 129-44 257-52 387-8 142-71 259-103 400-36 158 34 259 26 414-7 144 22 243 155 400 94 111 55 288 142 400 98 126 207 251 271 400 63 146 154 278 258 400 103 120 313 111 400 258 88 149 259 130 400 142 168 14 253 192 335 323 88 141 265 87 401 103 166 20 317-65 477-90 148-23 298 52 426 129 145 87 265 62 413 90 133 25 269 93 400-13 125-101 182-335 374-310 153 20 282 125 426 181 124 48 239 105 388 103 134-2 265 39 400 39 148 0 318-47 387-194 67-142 145-276 180-438 31-143 116-268 181-401 72-146 187-274 336-361 147-86 275-207 387-335 96-109 190-236 206-388 14-129-30-267 39-387 78-134 74-296 168-426 86-118 73-301 194-387 154-109 99-292-39-387-144-99-240-255-336-400-79-119-82-268-155-387-99-162-261-274-387-413-100-111-169-255-299-243-157 14-183-131-254-254-72-125-221-99-208-226 14-134 25-268 51-400 25-127 46-271-13-388-63-126-132-251-142-387-12-172-141-265-206-400l-129-103-26-52z">
            <text:p/>
          </draw:path>
          <draw:custom-shape draw:style-name="gr4" draw:text-style-name="P1" draw:layer="layout" svg:width="8.255cm" svg:height="6.985cm" svg:x="1.905cm" svg:y="1.905cm">
            <text:p text:style-name="P1"><text:span text:style-name="T1">BATHYAL</text:span></text:p>
            <text:p text:style-name="P1"><text:span text:style-name="T1">HARBOR*</text:span></text:p>
            <text:p text:style-name="P1"><text:span text:style-name="T2">Star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2.032cm)">
            <text:p/>
          </draw:rect>
          <draw:rect draw:style-name="gr5" draw:text-style-name="P1" draw:layer="layout" svg:width="0.635cm" svg:height="0.762cm" draw:transform="rotate (2.0943951023928) translate (2.579cm 7.835cm)">
            <text:p/>
          </draw:rect>
          <draw:rect draw:style-name="gr5" draw:text-style-name="P1" draw:layer="layout" svg:width="3.81cm" svg:height="0.762cm" draw:transform="rotate (1.0471975511964) translate (7.989cm 8.698cm)">
            <text:p/>
          </draw:rect>
        </draw:g>
        <draw:g>
          <draw:custom-shape draw:style-name="gr6" draw:text-style-name="P1" draw:layer="layout" svg:width="9.525cm" svg:height="8.255cm" svg:x="-9.779cm" svg:y="10.414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2" draw:layer="layout" svg:width="8.255cm" svg:height="6.985cm" svg:x="-9.144cm" svg:y="11.049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3.112cm 11.176cm)">
            <text:p/>
          </draw:rect>
          <draw:rect draw:style-name="gr5" draw:text-style-name="P1" draw:layer="layout" svg:width="3.81cm" svg:height="0.762cm" draw:transform="rotate (1.0471975511964) translate (-3.06cm 17.842cm)">
            <text:p/>
          </draw:rect>
          <draw:rect draw:style-name="gr5" draw:text-style-name="P1" draw:layer="layout" svg:width="3.81cm" svg:height="0.762cm" draw:transform="rotate (3.1415926535892) translate (-3.112cm 18.642cm)">
            <text:p/>
          </draw:rect>
          <draw:rect draw:style-name="gr5" draw:text-style-name="P1" draw:layer="layout" svg:width="3.81cm" svg:height="0.762cm" draw:transform="rotate (1.0471975511964) translate (-9.525cm 14.097cm)">
            <text:p/>
          </draw:rect>
          <draw:rect draw:style-name="gr5" draw:text-style-name="P1" draw:layer="layout" svg:width="3.81cm" svg:height="0.762cm" draw:transform="rotate (2.0943951023928) translate (-1.155cm 14.513cm)">
            <text:p/>
          </draw:rect>
          <draw:rect draw:style-name="gr5" draw:text-style-name="P1" draw:layer="layout" svg:width="3.81cm" svg:height="0.762cm" draw:transform="rotate (2.0943951023928) translate (-7.62cm 18.288cm)">
            <text:p/>
          </draw:rect>
        </draw:g>
        <draw:g>
          <draw:custom-shape draw:style-name="gr6" draw:text-style-name="P1" draw:layer="layout" svg:width="9.525cm" svg:height="8.255cm" svg:x="10.795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2.032cm)">
            <text:p/>
          </draw:rect>
          <draw:rect draw:style-name="gr5" draw:text-style-name="P1" draw:layer="layout" svg:width="-0.572cm" svg:height="-0.8cm" svg:x="15.843cm" svg:y="9.51cm">
            <text:p/>
          </draw:rect>
          <draw:path draw:style-name="gr3" draw:text-style-name="P1" draw:layer="layout" svg:width="7.657cm" svg:height="7.61cm" svg:x="11.884cm" svg:y="1.611cm" svg:viewBox="0 0 7658 7611" svg:d="M1761 86c-119 85-283 137-341 277-42 102-32 220-53 331-25 133-129 238-182 363-59 139-179 239-245 373-51 103-48 219-53 331-5 119-52 229-86 341-38 125-135 220-181 342-42 112-23 230 0 341 23 109-245 72-312 176-80 125-152 412-254 508-91 85-38 22-42 180-3 121 85 218 117 331 31 110 65 224 64 341-1 116-24 224 75 342 80 96 132 217 128 352-3 115 41 227 64 341 23 112 63 225 53 341-14 168 184 145 214 299 26 132-24 203 89 267 106 60 149 206 254 254 122 56 256 121 254 254-2 134 248 162 363 217 112 53 219 125 341 160 148 42 193 219 331 278 107 46 232-12 341 21 120 36 246 57 352 128 116 78 227 5 352 11 114 5 228-11 342-11 113 0 227 34 341 22 130-14 249-47 374-118 105-60 234 32 352 43 112 10 231 29 341 0 120-32 247-3 352-96 97-86 253-94 331-203 69-96 77-220 117-331 43-119 151-205 139-341-10-109-21-221 32-331 63-131 150-232 224-352 80-130 209-226 320-331 105-100 250-171 309-309 48-113-22-229-32-341-11-129 32-255 118-363 95-120 169-256 277-363 99-98 219-194 256-331 30-109 102-235 32-341-76-115-151-233-245-331-102-106-202-216-331-288-141-79-239-209-320-341-62-101-74-227-128-331-59-114-114-226-181-341-71-121-109-221-160-342-52-123-124-214-139-352-13-120-18-239-64-352-47-115-103-227-149-341s-105-239-225-288l-74-107-32-75z">
            <text:p/>
          </draw:path>
          <draw:custom-shape draw:style-name="gr8" draw:text-style-name="P1" draw:layer="layout" svg:width="6.096cm" svg:height="6.096cm" svg:x="12.446cm" svg:y="2.286cm">
            <text:p text:style-name="P1"><text:span text:style-name="T3">HYDROLOGIC</text:span></text:p>
            <text:p text:style-name="P1"><text:span text:style-name="T3">JUNCTION</text:span></text:p>
            <text:p text:style-name="P1"><text:span text:style-name="T4">Tunnel</text:span></text:p>
            <text:p text:style-name="P3"><text:span text:style-name="T4">Discovery</text:span></text:p>
            <draw:enhanced-geometry svg:viewBox="0 0 21600 21600" draw:type="rectangle" draw:enhanced-path="M 0 0 L 21600 0 21600 21600 0 21600 0 0 Z N"/>
          </draw:custom-shape>
        </draw:g>
        <draw:g>
          <draw:custom-shape draw:style-name="gr9" draw:text-style-name="P1" draw:layer="layout" svg:width="9.525cm" svg:height="8.255cm" svg:x="1.27cm" svg:y="17.7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83cm" svg:height="7.466cm" svg:x="2.294cm" svg:y="18.151cm" svg:viewBox="0 0 7831 7467" svg:d="M1939 0c-206 270-475 493-582 847-100 330-555 427-608 820-43 323-210 632-450 873-208 209-373 542-265 847 104 294 112 625 344 873 279 298-312 585 106 873 300 207 160 638 503 847 320 195 347 570 503 899 160 337 496 432 740 318 335-156 547 24 847 105 316 85 571 70 847 27 292-45 588-13 873 53 293 68 600 42 899 79 504 62 306-388 662-608 258-160 281-540 397-821 127-307 285-602 476-873 202-286 398-577 529-899 105-259 134-564-212-820-273-202-588-421-582-821 5-297-5-621-158-873-189-312-709-379-794-741-71-305 43-707-291-873l-185-106z">
            <text:p/>
          </draw:path>
          <draw:custom-shape draw:style-name="gr4" draw:text-style-name="P2" draw:layer="layout" svg:width="8.255cm" svg:height="6.985cm" svg:x="1.905cm" svg:y="18.415cm">
            <text:p text:style-name="P1"><text:span text:style-name="T5">PLUNDERED</text:span></text:p>
            <text:p text:style-name="P1"><text:span text:style-name="T5">ARMORY</text:span></text:p>
            <text:p text:style-name="P1"><text:span text:style-name="T6">Gate Station</text:span></text:p>
            <text:p text:style-name="P1"><text:span text:style-name="T6">Morlock Warrior</text:span></text:p>
            <text:p text:style-name="P1"><text:span text:style-name="T6">Doom</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18.542cm)">
            <text:p/>
          </draw:rect>
          <draw:rect draw:style-name="gr5" draw:text-style-name="P1" draw:layer="layout" svg:width="3.81cm" svg:height="0.762cm" draw:transform="rotate (1.0471975511964) translate (7.989cm 25.208cm)">
            <text:p/>
          </draw:rect>
          <draw:rect draw:style-name="gr5" draw:text-style-name="P1" draw:layer="layout" svg:width="0.635cm" svg:height="0.762cm" draw:transform="rotate (1.0471975511964) translate (2.186cm 20.193cm)">
            <text:p/>
          </draw:rect>
        </draw:g>
        <draw:g>
          <draw:custom-shape draw:style-name="gr9" draw:text-style-name="P1" draw:layer="layout" svg:width="9.525cm" svg:height="8.255cm" svg:x="10.795cm" svg:y="17.7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916cm" svg:height="7.572cm" svg:x="11.779cm" svg:y="18.151cm" svg:viewBox="0 0 7917 7573" svg:d="M2032 53c-268 203-386 538-423 873-40 359-425 531-662 767-242 241-465 521-529 847-68 345-286 582-397 873-133 350 416 508 344 847-66 310 33 592 106 873 78 302 94 686 397 847 281 149 600 229 847 449 251 224 12 619 450 741 305 85 581 187 873 344 256 138 577-12 873 0 315 13 611 51 899-26 300-80 547 20 847 26 336 7 483-282 556-556 83-312 217-600 397-873 193-292 507-457 635-820 110-311 222-575 476-847 196-210 284-612 79-873-226-288-561-440-820-714-250-264-238-553-238-847 0-336-104-567-212-873-117-332-260-637-529-873l-265-185-26-53z">
            <text:p/>
          </draw:path>
          <draw:custom-shape draw:style-name="gr4" draw:text-style-name="P2" draw:layer="layout" svg:width="8.255cm" svg:height="6.985cm" svg:x="11.43cm" svg:y="18.415cm">
            <text:p text:style-name="P1"><text:span text:style-name="T5">VENERABLE</text:span></text:p>
            <text:p text:style-name="P1"><text:span text:style-name="T5">BASTION</text:span></text:p>
            <text:p text:style-name="P1"><text:span text:style-name="T6">Gate Station</text:span></text:p>
            <text:p text:style-name="P1"><text:span text:style-name="T6">Guard Turret</text:span></text:p>
            <text:p text:style-name="P1"><text:span text:style-name="T6">Doom</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18.542cm)">
            <text:p/>
          </draw:rect>
          <draw:rect draw:style-name="gr5" draw:text-style-name="P1" draw:layer="layout" svg:width="3.81cm" svg:height="0.762cm" draw:transform="rotate (1.0471975511964) translate (17.514cm 25.208cm)">
            <text:p/>
          </draw:rect>
          <draw:rect draw:style-name="gr5" draw:text-style-name="P1" draw:layer="layout" svg:width="-0.572cm" svg:height="-0.8cm" svg:x="15.912cm" svg:y="26.035cm">
            <text:p/>
          </draw:rect>
        </draw:g>
        <draw:g>
          <draw:custom-shape draw:style-name="gr9" draw:text-style-name="P1" draw:layer="layout" svg:width="9.525cm" svg:height="8.255cm" svg:x="1.27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766cm" svg:height="7.737cm" svg:x="2.286cm" svg:y="9.906cm" svg:viewBox="0 0 7767 7738" svg:d="M1941 0c-269 150-452 394-582 741-119 318-212 575-238 873-31 349-424 487-715 635-252 128-533 470-344 847 127 254 50 563 133 847 83 285-119 581-106 873 14 316 138 634 317 899 197 292 404 565 635 847 222 272 398 568 609 847 222 294 563 68 873 238 256 140 580 75 873 79 289 4 551-80 847-79 295 1 596-8 873-159 268-146 601 136 847-106 240-237 112-561 264-847 150-283 473-491 397-873-88-442 448-402 688-635 265-257 112-641 317-873 385-435-135-624-344-794-288-235-324-582-370-899-53-367-489-489-529-847-26-234 42-556-371-661-379-96 230-590-132-847l-291-53h-26z">
            <text:p/>
          </draw:path>
          <draw:custom-shape draw:style-name="gr4" draw:text-style-name="P2" draw:layer="layout" svg:width="8.255cm" svg:height="6.985cm" svg:x="1.905cm" svg:y="10.16cm">
            <text:p text:style-name="P1"><text:span text:style-name="T5">DROWNED</text:span></text:p>
            <text:p text:style-name="P1"><text:span text:style-name="T5">GARRISON</text:span></text:p>
            <text:p text:style-name="P1"><text:span text:style-name="T6">Gate Station</text:span></text:p>
            <text:p text:style-name="P1"><text:span text:style-name="T6">Flood</text:span></text:p>
            <text:p text:style-name="P1"><text:span text:style-name="T6">Doom</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10.287cm)">
            <text:p/>
          </draw:rect>
          <draw:rect draw:style-name="gr5" draw:text-style-name="P1" draw:layer="layout" svg:width="3.81cm" svg:height="0.762cm" draw:transform="rotate (3.1415926535892) translate (7.937cm 17.753cm)">
            <text:p/>
          </draw:rect>
          <draw:rect draw:style-name="gr5" draw:text-style-name="P1" draw:layer="layout" svg:width="0.635cm" svg:height="0.762cm" draw:transform="rotate (2.0943951023928) translate (2.503cm 16.017cm)">
            <text:p/>
          </draw:rect>
        </draw:g>
        <draw:g>
          <draw:custom-shape draw:style-name="gr9" draw:text-style-name="P1" draw:layer="layout" svg:width="9.525cm" svg:height="8.255cm" svg:x="10.795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872cm" svg:height="7.401cm" svg:x="11.851cm" svg:y="9.855cm" svg:viewBox="0 0 7873 7402" svg:d="M1804 78c-105 114-345 159-323 335 20 156-16 297-116 400-101 104-279 262-194 400 91 147 141 272 117 414-27 159-193 254-271 400-83 155-257 242-375 374-96 108-152 254-180 400-26 138 25 311-129 400-144 83-146 256-168 400-19 129-44 257-52 387-8 142-71 259-103 400-36 158 34 259 26 414-7 144 22 243 155 400 94 111 55 288 142 400 98 126 207 251 271 400 63 146 154 278 258 400 103 120 313 111 400 258 88 149 259 130 400 142 168 14 253 192 335 323 88 141 265 87 401 103 166 20 317-65 477-90 148-23 298 52 426 129 145 87 265 62 413 90 133 25 269 93 400-13 125-101 182-335 374-310 153 20 282 125 426 181 124 48 239 105 388 103 134-2 265 39 400 39 148 0 318-47 387-194 67-142 145-276 180-438 31-143 116-268 181-401 72-146 187-274 336-361 147-86 275-207 387-335 96-109 190-236 206-388 14-129-30-267 39-387 78-134 74-296 168-426 86-118 73-301 194-387 154-109 99-292-39-387-144-99-240-255-336-400-79-119-82-268-155-387-99-162-261-274-387-413-100-111-169-255-299-243-157 14-183-131-254-254-72-125-221-99-208-226 14-134 25-268 51-400 25-127 46-271-13-388-63-126-132-251-142-387-12-172-141-265-206-400l-129-103-26-52z">
            <text:p/>
          </draw:path>
          <draw:custom-shape draw:style-name="gr4" draw:text-style-name="P1" draw:layer="layout" svg:width="8.255cm" svg:height="6.985cm" svg:x="11.43cm" svg:y="10.16cm">
            <text:p text:style-name="P1"><text:span text:style-name="T5">DISTRICT</text:span></text:p>
            <text:p text:style-name="P1"><text:span text:style-name="T5">TERMINUS</text:span></text:p>
            <text:p text:style-name="P1"><text:span text:style-name="T6">Security Gate</text:span></text:p>
            <text:p text:style-name="P1"><text:span text:style-name="T6">Doom</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10.287cm)">
            <text:p/>
          </draw:rect>
          <draw:rect draw:style-name="gr5" draw:text-style-name="P1" draw:layer="layout" svg:width="3.81cm" svg:height="0.762cm" draw:transform="rotate (1.0471975511964) translate (17.514cm 16.953cm)">
            <text:p/>
          </draw:rect>
          <draw:rect draw:style-name="gr10" draw:text-style-name="P1" draw:layer="layout" svg:width="4.318cm" svg:height="0.508cm" svg:x="13.462cm" svg:y="9.552cm">
            <text:p/>
          </draw:rect>
          <draw:rect draw:style-name="gr5" draw:text-style-name="P1" draw:layer="layout" svg:width="0.635cm" svg:height="0.762cm" draw:transform="rotate (2.0943951023928) translate (12.04cm 15.917cm)">
            <text:p/>
          </draw:rect>
        </draw:g>
      </draw:page>
      <draw:page draw:name="page2" draw:style-name="dp1" draw:master-page-name="Default">
        <office:forms form:automatic-focus="false" form:apply-design-mode="false"/>
        <draw:g>
          <draw:custom-shape draw:style-name="gr6" draw:text-style-name="P1" draw:layer="layout" svg:width="9.525cm" svg:height="8.255cm" svg:x="10.795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555cm" svg:height="7.596cm" svg:x="11.315cm" svg:y="1.52cm" svg:viewBox="0 0 8556 7597" svg:d="M2909 4c-213-41-578 249-556 347 74 325-219-28-271-51-218-97-222 171-310 271-98 111-140 268-180 413-40 147-137 267-207 400-73 139-119 295-206 426-95 143-217 269-310 413-87 136-190 262-258 413-64 142-171 254-246 400-73 142-148 269-206 413-52 130-212 234-142 387 63 137 139 264 284 361 124 83 144 267 142 413-2 200 243 216 258 388 15 163 131 271 219 387 93 122 241 198 388 245 184 58 190 257 297 387 88 107 81 254 116 387 33 124 30 257 25 388-6 170 133 328 284 374 139 42 276 76 413 129 165 63 320 35 478 129 123 72 266 100 400 155 162 66 270-65 400-103 138-41 289-32 413-129 110-86 266-74 400-52 140 23 277 74 413 116 132 40 255 140 400 116 142-24 273-86 426-77 148 8 270 81 413 103 142 21 306 10 413-103 110-116 190-261 220-413 34-169 96-326 142-491 42-148 72-294 116-438 54-175 146-337 193-517 48-181 212-236 349-193 146 45 330-42 374-207 37-136 104-261 168-387 72-141 200-246 245-400 38-129 224-262 116-387-100-117-264-162-400-233-143-75-248-217-400-271-151-54-229-197-129-309s135-265 194-400c55-125 120-267 38-413-84-151-211-245-271-413-48-137-115-262-193-388-80-130-187-249-336-297-140-46-309-72-400-193-81-108-240-231-155-387 62-114 106-248 52-387-66-171-231-158-349-233l-470-89z">
            <text:p/>
          </draw:path>
          <draw:custom-shape draw:style-name="gr4" draw:text-style-name="P2" draw:layer="layout" svg:width="8.255cm" svg:height="6.985cm" svg:x="11.43cm" svg:y="1.905cm">
            <text:p text:style-name="P1"><text:span text:style-name="T5">FUNGAL</text:span></text:p>
            <text:p text:style-name="P1"><text:span text:style-name="T5">ARBORETUM</text:span></text:p>
            <text:p text:style-name="P1"><text:span text:style-name="T6">Morlock Scout</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1.968cm" svg:height="0.762cm" draw:transform="rotate (3.1415926535892) translate (16.664cm 2.032cm)">
            <text:p/>
          </draw:rect>
          <draw:rect draw:style-name="gr5" draw:text-style-name="P1" draw:layer="layout" svg:width="3.81cm" svg:height="0.762cm" draw:transform="rotate (1.0471975511964) translate (17.514cm 8.698cm)">
            <text:p/>
          </draw:rect>
          <draw:rect draw:style-name="gr5" draw:text-style-name="P1" draw:layer="layout" svg:width="3.81cm" svg:height="0.762cm" draw:transform="rotate (1.0471975511964) translate (11.049cm 4.953cm)">
            <text:p/>
          </draw:rect>
          <draw:rect draw:style-name="gr5" draw:text-style-name="P1" draw:layer="layout" svg:width="0.635cm" svg:height="0.762cm" draw:transform="rotate (2.0943951023928) translate (18.644cm 3.979cm)">
            <text:p/>
          </draw:rect>
        </draw:g>
        <draw:g>
          <draw:custom-shape draw:style-name="gr6" draw:text-style-name="P1" draw:layer="layout" svg:width="9.525cm" svg:height="8.255cm" svg:x="10.795cm" svg:y="17.7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028cm" svg:height="7.764cm" svg:x="11.267cm" svg:y="18.056cm" svg:viewBox="0 0 8029 7765" svg:d="M2479 13c-131 105-243 238-388 323-161 94-209 251-322 374-102 111-126 267-194 400-66 129-115 270-181 400-70 137-153 268-232 400-86 144-206 269-310 400-97 122-155 270-258 388-110 126-187 276-284 413-94 132-191 255-271 400-74 134-20 268-13 400 8 155 96 284 194 387 119 126 261 229 400 336 141 109 248 261 387 374 143 116 264 245 400 374 100 95 101 259 155 387 55 130 66 267 103 400 35 126 35 258 52 388 19 142 91 273 129 413 39 142 85 283 181 387 104 113 160 294 335 323 144 24 293 25 439 12 144-13 284 11 426 13 162 2 328-7 491 0 141 6 283 28 425 39 166 13 333 32 504 13 136-15 275 0 413 0 154 0 310-5 464 0 138 4 275-21 413-26 131-5 257-62 388-64 174-3 240-180 258-310 18-132-2-267 13-400 17-154 130-273 180-413 66-184 235-140 362-168 148-33 266-155 322-297 52-134 79-275 155-400 76-126 104-290 220-387 126-106 179-262 193-413 14-149-61-289-129-413s46-292 11-424c-34-127 25-380 0-508-26-132-254-125-254-254 0-135-9-243-15-376s5-268-13-400c-19-137-11-281-51-413-42-140-99-280-181-400-89-130-175-264-219-413-41-137-78-284-181-387-115-115-221-252-258-413-34-149-98-318-258-375l-142-38-129-52-39-13z">
            <text:p/>
          </draw:path>
          <draw:custom-shape draw:style-name="gr4" draw:text-style-name="P2" draw:layer="layout" svg:width="8.255cm" svg:height="6.985cm" svg:x="11.43cm" svg:y="18.415cm">
            <text:p text:style-name="P1"><text:span text:style-name="T5">OMPHALIAN</text:span></text:p>
            <text:p text:style-name="P1"><text:span text:style-name="T5">NEXUS</text:span></text:p>
            <text:p text:style-name="P1"><text:span text:style-name="T6">Transport Station</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18.542cm)">
            <text:p/>
          </draw:rect>
          <draw:rect draw:style-name="gr5" draw:text-style-name="P1" draw:layer="layout" svg:width="3.81cm" svg:height="0.762cm" draw:transform="rotate (3.1415926535892) translate (17.462cm 26.008cm)">
            <text:p/>
          </draw:rect>
          <draw:rect draw:style-name="gr5" draw:text-style-name="P1" draw:layer="layout" svg:width="1.906cm" svg:height="0.762cm" draw:transform="rotate (1.0471975511964) translate (11.537cm 20.66cm)">
            <text:p/>
          </draw:rect>
          <draw:rect draw:style-name="gr5" draw:text-style-name="P1" draw:layer="layout" svg:width="0.636cm" svg:height="0.762cm" draw:transform="rotate (1.0471975511964) translate (18.322cm 23.755cm)">
            <text:p/>
          </draw:rect>
        </draw:g>
        <draw:g>
          <draw:custom-shape draw:style-name="gr6" draw:text-style-name="P1" draw:layer="layout" svg:width="9.525cm" svg:height="8.255cm" svg:x="1.27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182cm" svg:height="7.847cm" svg:x="1.811cm" svg:y="9.783cm" svg:viewBox="0 0 8183 7848" svg:d="M2410 78c-226 9 97 45-157 299 0 0-120-31-166-80-143-152-233 125-271 233-59 167-213 279-323 413-105 128-208 257-310 387-96 123-148 275-219 413-65 125-86 261-155 387-73 133-104 287-168 426-63 137-114 284-193 413-81 132-138 262-207 400-71 142-314 249-219 400 89 141 228 253 374 336 167 95 144 275 284 361 152 93 101 258 78 387-24 132-91 266-65 400 25 129 77 253 103 387 26 135-4 280 116 388 127 114 234 240 336 387 87 126 172 261 323 258 139-3 251 101 387 116 142 16 257 147 245 310-10 142-75 264-65 400 14 190 238 205 375 271 157 76 342 74 516 78 129 3 257-27 387-26 146 1 292-45 439-26 145 19 293 18 439 13 133-5 267-28 400-39 137-11 277-14 413-39 138-25 277-26 413-64 127-35 268-34 400 13 118 42 252 95 387 26 164-84 232-248 349-375 105-114 175-263 206-426 26-136 42-268 65-400 24-137 5-276 26-413 20-133 37-267 38-400 2-201 213-244 336-335 122-90 272-135 400-220 146-97 216-253 310-387 82-117 188-260 129-413-53-136-150-247-194-387-48-154-156-277-193-439-33-145-144-266-168-413-22-134-53-265-65-400s-41-264-64-400c-28-165-117-283-181-426-67-150-204-258-323-374-111-108-140-275-206-414-64-134-122-265-181-400-56-127-94-259-142-387-67-179-280-152-387-284l-26-13z">
            <text:p/>
          </draw:path>
          <draw:custom-shape draw:style-name="gr4" draw:text-style-name="P2" draw:layer="layout" svg:width="8.255cm" svg:height="6.985cm" svg:x="1.905cm" svg:y="10.16cm">
            <text:p text:style-name="P1"><text:span text:style-name="T7">AESCALAPIAN</text:span></text:p>
            <text:p text:style-name="P1"><text:span text:style-name="T7">BATHS</text:span></text:p>
            <text:p text:style-name="P1"><text:span text:style-name="T8">Healing Station</text:span></text:p>
            <text:p text:style-name="P1"><text:span text:style-name="T6">Flood</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10.287cm)">
            <text:p/>
          </draw:rect>
          <draw:rect draw:style-name="gr5" draw:text-style-name="P1" draw:layer="layout" svg:width="3.81cm" svg:height="0.762cm" draw:transform="rotate (3.1415926535892) translate (7.937cm 17.753cm)">
            <text:p/>
          </draw:rect>
          <draw:rect draw:style-name="gr5" draw:text-style-name="P1" draw:layer="layout" svg:width="1.906cm" svg:height="0.762cm" draw:transform="rotate (1.0471975511964) translate (2.012cm 12.405cm)">
            <text:p/>
          </draw:rect>
          <draw:rect draw:style-name="gr5" draw:text-style-name="P1" draw:layer="layout" svg:width="0.635cm" svg:height="0.762cm" draw:transform="rotate (2.0943951023928) translate (2.642cm 16.002cm)">
            <text:p/>
          </draw:rect>
        </draw:g>
        <draw:g>
          <draw:custom-shape draw:style-name="gr11" draw:text-style-name="P1" draw:layer="layout" svg:width="9.525cm" svg:height="8.255cm" svg:x="1.27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12" draw:text-style-name="P1" draw:layer="layout" svg:width="8.164cm" svg:height="7.693cm" svg:x="1.566cm" svg:y="1.554cm" svg:viewBox="0 0 8165 7694" svg:d="M2603 52c-97 141-289 65-400 168-123 114-199 269-284 413-79 133-99 288-194 413-90 118-134 264-219 387-91 131-183 265-271 400-84 128-171 258-232 400-60 139-143 269-220 400-90 153-215 283-335 413-115 125-295 214-323 400-20 132-161 249-116 388 58 179 38 275 180 387 130 103 135 302 297 387 154 81 226 250 323 387 106 150 271 220 387 362 104 127 174 275 232 426 52 135 150 256 181 400 32 149 124 274 181 413 53 130 76 268 142 400 63 126 55 301 168 387 152 116 147 291 348 310 138 13 266-68 400-52 141 17 279 6 413-52 124-54 266-101 400-77 130 23 256 71 387 39 140-34 282 26 426 13 133-12 266 28 400 25 130-3 259 36 388 13 152-27 256-162 348-284 87-116 259-99 387-154 126-54 265-72 388-130 133-63 262-28 400-64 172-45 275-184 387-297 99-100 112-248 129-387 18-147 98-286 193-400 112-135 280-204 401-336 118-129 18-263 64-400 44-131 86-267 155-387 66-116 54-254 39-387s-13-268-65-387c-55-126-104-262-77-401 25-132 34-267 38-400 4-129 4-259-12-387-17-133 39-292-39-400-91-126-98-244-166-399-64-145-364-184-415-337-49-147-160-259-219-400-52-125-35-260-65-387-36-152-151-271-232-400-90-144-189-284-323-387l-129-52-129-26-26-13z">
            <text:p/>
          </draw:path>
          <draw:custom-shape draw:style-name="gr13" draw:text-style-name="P2" draw:layer="layout" svg:width="8.255cm" svg:height="6.985cm" svg:x="1.905cm" svg:y="1.905cm">
            <text:p text:style-name="P1"><text:span text:style-name="T5">RESPLENDENT</text:span></text:p>
            <text:p text:style-name="P1"><text:span text:style-name="T5">ATHENAEUM</text:span></text:p>
            <text:p text:style-name="P1"><text:span text:style-name="T6">Healing Station</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2.032cm)">
            <text:p/>
          </draw:rect>
          <draw:rect draw:style-name="gr5" draw:text-style-name="P1" draw:layer="layout" svg:width="3.81cm" svg:height="0.762cm" draw:transform="rotate (2.0943951023928) translate (3.429cm 9.144cm)">
            <text:p/>
          </draw:rect>
          <draw:rect draw:style-name="gr5" draw:text-style-name="P1" draw:layer="layout" svg:width="1.905cm" svg:height="0.762cm" draw:transform="rotate (1.0471975511964) translate (1.918cm 4.099cm)">
            <text:p/>
          </draw:rect>
          <draw:rect draw:style-name="gr5" draw:text-style-name="P1" draw:layer="layout" svg:width="-0.572cm" svg:height="-0.8cm" svg:x="6.314cm" svg:y="9.536cm">
            <text:p/>
          </draw:rect>
        </draw:g>
        <draw:g>
          <draw:custom-shape draw:style-name="gr6" draw:text-style-name="P1" draw:layer="layout" svg:width="9.525cm" svg:height="8.255cm" svg:x="1.27cm" svg:y="17.7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253cm" svg:height="7.538cm" svg:x="1.645cm" svg:y="18.057cm" svg:viewBox="0 0 8254 7539" svg:d="M2625 26c-129 70-276 76-413 116-165 48-241 208-323 336-79 124-92 282-180 400-97 130-131 287-207 426-74 136-112 292-193 426-73 121-116 257-168 387-59 147-143 283-232 413-103 151-232 285-362 413-119 118-259 237-297 400-36 156-156 253-219 387-61 131-34 482 100 564 131 80 167 72 210 211 41 131 80 263 142 387 72 144 136 299 219 439 94 159 206 310 310 464 87 129 167 265 245 401 72 125 166 240 207 387 40 145 129 286 245 387 127 111 184 262 271 400 100 158 298 148 452 116 139-29 286-12 425-51 138-39 278-81 413-129 130-46 267-26 401-26 139 0 285 19 413 77s263 89 400 103c135 14 264 41 400 52 134 11 265 18 400 26 139 8 301-32 374-194 70-155 253-230 413-271 184-47 317-179 465-284 147-105 291-230 374-387 84-159 206-267 349-348 171-97 222-252 335-388 92-110 115-264 168-400 53-137 10-284 116-400 117-128 267-230 349-387 75-144-24-293-91-413-73-131-77-283-103-426-24-131 18-266 65-387 49-125 57-257 64-387 7-135-37-269-64-400-33-161-121-316-246-413-139-108-184-280-309-388-132-114-81-305-271-374-159-58-231-236-259-387-25-138-57-272-103-400-57-158-186-276-323-362l-129-103-142-39h-90z">
            <text:p/>
          </draw:path>
          <draw:custom-shape draw:style-name="gr4" draw:text-style-name="P2" draw:layer="layout" svg:width="8.255cm" svg:height="6.985cm" svg:x="1.905cm" svg:y="18.415cm">
            <text:p text:style-name="P1"><text:span text:style-name="T9">ASEPTIC</text:span></text:p>
            <text:p text:style-name="P1"><text:span text:style-name="T9">PANACEUM</text:span></text:p>
            <text:p text:style-name="P1"><text:span text:style-name="T6">Healing Station</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18.542cm)">
            <text:p/>
          </draw:rect>
          <draw:rect draw:style-name="gr5" draw:text-style-name="P1" draw:layer="layout" svg:width="1.906cm" svg:height="0.762cm" draw:transform="rotate (1.0471975511964) translate (2.012cm 20.66cm)">
            <text:p/>
          </draw:rect>
          <draw:rect draw:style-name="gr5" draw:text-style-name="P1" draw:layer="layout" svg:width="3.81cm" svg:height="0.762cm" draw:transform="rotate (2.0943951023928) translate (3.429cm 25.654cm)">
            <text:p/>
          </draw:rect>
          <draw:rect draw:style-name="gr5" draw:text-style-name="P1" draw:layer="layout" svg:width="0.636cm" svg:height="0.762cm" draw:transform="rotate (2.0943951023928) translate (9.086cm 20.511cm)">
            <text:p/>
          </draw:rect>
        </draw:g>
        <draw:g>
          <draw:custom-shape draw:style-name="gr6" draw:text-style-name="P1" draw:layer="layout" svg:width="9.525cm" svg:height="8.255cm" svg:x="10.795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046cm" svg:height="7.784cm" svg:x="11.276cm" svg:y="9.791cm" svg:viewBox="0 0 8047 7785" svg:d="M2470 51c-126 27-216 14-157 191 110 328-202 70-254 0-137-185-180 161-286 248-121 99-23 267-78 400-67 162-186 295-258 452-68 148-202 252-284 387-86 142-202 257-284 400-89 155-205 293-335 413-137 127-39 474-126 621-71 120-313 51-313 192 0 167-245 280 51 375 151 48 204 223 258 361 51 130 151 244 168 387 16 132 41 264 91 388 54 134 95 261 167 387 88 153 160 322 310 413 169 103 138 300 336 297 163-2 277 135 309 284 29 134 115 259 104 400-10 129 15 257 13 387-2 131 53 256 90 387 52 183 222 168 348 232 141 71 308 63 465 65 155 2 308 29 465 13 133-14 267 37 400 26 134-11 253 41 387 25 136-16 278 17 413-13 140-31 284-43 426-51 132-7 267-14 400 0s266 26 400 39c147 14 268-72 413-52 162 22 275-156 271-297-4-146 43-291 129-400 109-138 159-285 271-426 109-137 218-251 336-374 122-127 242-246 374-362 107-94 253-213 232-387-17-141 64-273 117-400 56-133 84-283 167-400 137-193-122-194-64-387 39-128-65-257-90-387-25-128-98-259-65-388 35-138 143-261 129-413-13-139 62-238 78-387 25-229-160-187-220-361-52-150-207-244-271-387-60-134-168-262-155-413 16-186-186-155-297-155-154 0-291-108-400-220-110-114-230-227-284-387-45-132-50-266-51-400-1-132 15-320-168-361l-65-13z">
            <text:p/>
          </draw:path>
          <draw:custom-shape draw:style-name="gr14" draw:text-style-name="P2" draw:layer="layout" svg:width="8.255cm" svg:height="6.985cm" svg:x="11.43cm" svg:y="10.16cm">
            <text:p text:style-name="P1"><text:span text:style-name="T5">HYDROTHERMIC</text:span></text:p>
            <text:p text:style-name="P1"><text:span text:style-name="T5">REACTOR</text:span></text:p>
            <text:p text:style-name="P1"><text:span text:style-name="T6">Pumping Station</text:span></text:p>
            <text:p text:style-name="P1"><text:span text:style-name="T6">Guard Turret</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10.287cm)">
            <text:p/>
          </draw:rect>
          <draw:rect draw:style-name="gr5" draw:text-style-name="P1" draw:layer="layout" svg:width="3.81cm" svg:height="0.762cm" draw:transform="rotate (3.1415926535892) translate (17.462cm 17.753cm)">
            <text:p/>
          </draw:rect>
          <draw:rect draw:style-name="gr5" draw:text-style-name="P1" draw:layer="layout" svg:width="1.906cm" svg:height="0.762cm" draw:transform="rotate (1.0471975511964) translate (11.537cm 12.405cm)">
            <text:p/>
          </draw:rect>
          <draw:rect draw:style-name="gr5" draw:text-style-name="P1" draw:layer="layout" svg:width="0.636cm" svg:height="0.762cm" draw:transform="rotate (2.0943951023928) translate (18.613cm 12.298cm)">
            <text:p/>
          </draw:rect>
        </draw:g>
      </draw:page>
      <draw:page draw:name="page3" draw:style-name="dp1" draw:master-page-name="Default">
        <office:forms form:automatic-focus="false" form:apply-design-mode="false"/>
        <draw:g>
          <draw:custom-shape draw:style-name="gr2" draw:text-style-name="P1" draw:layer="layout" svg:width="9.525cm" svg:height="8.255cm" svg:x="1.27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7.872cm" svg:height="7.401cm" svg:x="2.326cm" svg:y="1.6cm" svg:viewBox="0 0 7873 7402" svg:d="M1804 78c-105 114-345 159-323 335 20 156-16 297-116 400-101 104-279 262-194 400 91 147 141 272 117 414-27 159-193 254-271 400-83 155-257 242-375 374-96 108-152 254-180 400-26 138 25 311-129 400-144 83-146 256-168 400-19 129-44 257-52 387-8 142-71 259-103 400-36 158 34 259 26 414-7 144 22 243 155 400 94 111 55 288 142 400 98 126 207 251 271 400 63 146 154 278 258 400 103 120 313 111 400 258 88 149 259 130 400 142 168 14 253 192 335 323 88 141 265 87 401 103 166 20 317-65 477-90 148-23 298 52 426 129 145 87 265 62 413 90 133 25 269 93 400-13 125-101 182-335 374-310 153 20 282 125 426 181 124 48 239 105 388 103 134-2 265 39 400 39 148 0 318-47 387-194 67-142 145-276 180-438 31-143 116-268 181-401 72-146 187-274 336-361 147-86 275-207 387-335 96-109 190-236 206-388 14-129-30-267 39-387 78-134 74-296 168-426 86-118 73-301 194-387 154-109 99-292-39-387-144-99-240-255-336-400-79-119-82-268-155-387-99-162-261-274-387-413-100-111-169-255-299-243-157 14-183-131-254-254-72-125-221-99-208-226 14-134 25-268 51-400 25-127 46-271-13-388-63-126-132-251-142-387-12-172-141-265-206-400l-129-103-26-52z">
            <text:p/>
          </draw:path>
          <draw:custom-shape draw:style-name="gr15" draw:text-style-name="P1" draw:layer="layout" svg:width="8.255cm" svg:height="6.985cm" svg:x="1.905cm" svg:y="1.905cm">
            <text:p text:style-name="P1"><text:span text:style-name="T5">DISTRICT</text:span></text:p>
            <text:p text:style-name="P1"><text:span text:style-name="T5">ANTECHAMBER</text:span></text:p>
            <text:p text:style-name="P1"><text:span text:style-name="T6">Security Gate</text:span></text:p>
            <text:p text:style-name="P1"><text:span text:style-name="T6">End</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2.032cm)">
            <text:p/>
          </draw:rect>
        </draw:g>
        <draw:rect draw:style-name="gr10" draw:text-style-name="P1" draw:layer="layout" svg:width="4.318cm" svg:height="0.508cm" svg:x="4.064cm" svg:y="1.297cm">
          <text:p/>
        </draw:rect>
        <draw:g>
          <draw:custom-shape draw:style-name="gr6" draw:text-style-name="P1" draw:layer="layout" svg:width="9.525cm" svg:height="8.255cm" svg:x="10.795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606cm" svg:height="7.731cm" svg:x="11.291cm" svg:y="1.524cm" svg:viewBox="0 0 8607 7732" svg:d="M2933 0c-237 13-538 450-788 353-198-77-271 132-387 219-128 96-224 246-271 400-44 145-120 271-168 413-54 161-192 283-258 439-64 152-207 245-258 400-51 156-170 264-259 400-85 130-146 267-219 400-69 126-140 255-194 388-47 117-246 229-38 387 148 113 268 224 413 335 134 103 178 244 180 388 2 140-91 257-129 387-39 132 6 267 13 400 8 161 139 280 245 387 115 116 204 253 297 387 87 125 109 311 271 375 132 52 248 129 400 154 135 22 253 367 388 373 146 6 362 240 508 254 133 13 380 210 508 254 139 48 116-42 254 0 128 39 378-271 508-254 144 19 363 234 508 254 139 19 367-17 508 0s114-277 254-254c151 25 145-5 294 32 139 35 276 84 400 155 134 77 290 134 401 245 190 190 212-119 284-194 104-109 96-282 193-387 361-390-366 97 116-129 144-67 189-231 258-361 75-141 131-288 259-401 110-97 134-254 193-387 57-129 62-272 90-413 32-162 130-305 207-451 76-145 174-281 284-401 120-130 216-283 348-400 128-114 37-308-116-348-152-40-270-162-400-245-158-101 68-230-17-379-73-129-329-347-254-473 121-204-148-232-258-297-139-82-208-107-250-246-40-133-16-327-34-464-23-174-220-181-323-271-107-93-207-224-206-387 1-135-50-265-65-400-15-138-88-266-155-387l-129-104-358 108-508-254z">
            <text:p/>
          </draw:path>
          <draw:custom-shape draw:style-name="gr4" draw:text-style-name="P2" draw:layer="layout" svg:width="8.255cm" svg:height="6.985cm" svg:x="11.43cm" svg:y="1.905cm">
            <text:p text:style-name="P1"><text:span text:style-name="T10">VAULT</text:span></text:p>
            <text:p text:style-name="P1"><text:span text:style-name="T8">Javelin</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1.906cm" svg:height="0.762cm" draw:transform="rotate (3.1415926535892) translate (16.51cm 2.032cm)">
            <text:p/>
          </draw:rect>
          <draw:rect draw:style-name="gr5" draw:text-style-name="P1" draw:layer="layout" svg:width="3.81cm" svg:height="0.762cm" draw:transform="rotate (1.0471975511964) translate (17.514cm 8.698cm)">
            <text:p/>
          </draw:rect>
          <draw:rect draw:style-name="gr5" draw:text-style-name="P1" draw:layer="layout" svg:width="3.81cm" svg:height="0.762cm" draw:transform="rotate (1.0471975511964) translate (11.049cm 4.953cm)">
            <text:p/>
          </draw:rect>
          <draw:rect draw:style-name="gr5" draw:text-style-name="P1" draw:layer="layout" svg:width="0.636cm" svg:height="0.762cm" draw:transform="rotate (2.0943951023928) translate (12.135cm 7.683cm)">
            <text:p/>
          </draw:rect>
        </draw:g>
        <draw:g>
          <draw:g>
            <draw:rect draw:style-name="gr16" draw:text-style-name="P1" draw:layer="layout" svg:width="3.81cm" svg:height="2.032cm" draw:transform="rotate (3.1415926535892) translate (5.08cm 11.684cm)">
              <text:p/>
            </draw:rect>
            <draw:custom-shape draw:style-name="gr17" draw:text-style-name="P1" draw:layer="layout" svg:width="3.81cm" svg:height="0.508cm" svg:x="1.27cm" svg:y="10.414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10.013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10.912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11.684cm)">
              <text:p/>
            </draw:rect>
            <draw:line draw:style-name="gr20" draw:text-style-name="P1" draw:layer="layout" svg:x1="3.493cm" svg:y1="9.652cm" svg:x2="3.493cm" svg:y2="11.684cm">
              <text:p/>
            </draw:line>
            <draw:line draw:style-name="gr20" draw:text-style-name="P1" draw:layer="layout" svg:x1="2.858cm" svg:y1="9.652cm" svg:x2="2.858cm" svg:y2="11.684cm">
              <text:p/>
            </draw:line>
          </draw:g>
        </draw:g>
        <draw:g>
          <draw:g>
            <draw:rect draw:style-name="gr16" draw:text-style-name="P1" draw:layer="layout" svg:width="3.81cm" svg:height="2.032cm" draw:transform="rotate (3.1415926535892) translate (5.08cm 13.716cm)">
              <text:p/>
            </draw:rect>
            <draw:custom-shape draw:style-name="gr17" draw:text-style-name="P1" draw:layer="layout" svg:width="3.81cm" svg:height="0.508cm" svg:x="1.27cm" svg:y="12.446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12.045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12.94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13.716cm)">
              <text:p/>
            </draw:rect>
            <draw:line draw:style-name="gr20" draw:text-style-name="P1" draw:layer="layout" svg:x1="3.493cm" svg:y1="11.684cm" svg:x2="3.493cm" svg:y2="13.716cm">
              <text:p/>
            </draw:line>
            <draw:line draw:style-name="gr20" draw:text-style-name="P1" draw:layer="layout" svg:x1="2.858cm" svg:y1="11.684cm" svg:x2="2.858cm" svg:y2="13.716cm">
              <text:p/>
            </draw:line>
          </draw:g>
        </draw:g>
        <draw:g>
          <draw:g>
            <draw:rect draw:style-name="gr16" draw:text-style-name="P1" draw:layer="layout" svg:width="3.81cm" svg:height="2.032cm" draw:transform="rotate (3.1415926535892) translate (5.08cm 15.748cm)">
              <text:p/>
            </draw:rect>
            <draw:custom-shape draw:style-name="gr17" draw:text-style-name="P1" draw:layer="layout" svg:width="3.81cm" svg:height="0.508cm" svg:x="1.27cm" svg:y="14.478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14.077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14.976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15.748cm)">
              <text:p/>
            </draw:rect>
            <draw:line draw:style-name="gr20" draw:text-style-name="P1" draw:layer="layout" svg:x1="3.493cm" svg:y1="13.716cm" svg:x2="3.493cm" svg:y2="15.748cm">
              <text:p/>
            </draw:line>
            <draw:line draw:style-name="gr20" draw:text-style-name="P1" draw:layer="layout" svg:x1="2.858cm" svg:y1="13.716cm" svg:x2="2.858cm" svg:y2="15.748cm">
              <text:p/>
            </draw:line>
          </draw:g>
        </draw:g>
        <draw:g>
          <draw:g>
            <draw:rect draw:style-name="gr16" draw:text-style-name="P1" draw:layer="layout" svg:width="3.81cm" svg:height="2.032cm" draw:transform="rotate (3.1415926535892) translate (8.89cm 11.684cm)">
              <text:p/>
            </draw:rect>
            <draw:custom-shape draw:style-name="gr17" draw:text-style-name="P1" draw:layer="layout" svg:width="3.81cm" svg:height="0.508cm" svg:x="5.08cm" svg:y="10.414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10.013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10.912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11.684cm)">
              <text:p/>
            </draw:rect>
            <draw:line draw:style-name="gr20" draw:text-style-name="P1" draw:layer="layout" svg:x1="7.303cm" svg:y1="9.652cm" svg:x2="7.303cm" svg:y2="11.684cm">
              <text:p/>
            </draw:line>
            <draw:line draw:style-name="gr20" draw:text-style-name="P1" draw:layer="layout" svg:x1="6.668cm" svg:y1="9.652cm" svg:x2="6.668cm" svg:y2="11.684cm">
              <text:p/>
            </draw:line>
          </draw:g>
        </draw:g>
        <draw:g>
          <draw:g>
            <draw:rect draw:style-name="gr16" draw:text-style-name="P1" draw:layer="layout" svg:width="3.81cm" svg:height="2.032cm" draw:transform="rotate (3.1415926535892) translate (8.89cm 13.716cm)">
              <text:p/>
            </draw:rect>
            <draw:custom-shape draw:style-name="gr17" draw:text-style-name="P1" draw:layer="layout" svg:width="3.81cm" svg:height="0.508cm" svg:x="5.08cm" svg:y="12.446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12.045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12.94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13.716cm)">
              <text:p/>
            </draw:rect>
            <draw:line draw:style-name="gr20" draw:text-style-name="P1" draw:layer="layout" svg:x1="7.303cm" svg:y1="11.684cm" svg:x2="7.303cm" svg:y2="13.716cm">
              <text:p/>
            </draw:line>
            <draw:line draw:style-name="gr20" draw:text-style-name="P1" draw:layer="layout" svg:x1="6.668cm" svg:y1="11.684cm" svg:x2="6.668cm" svg:y2="13.716cm">
              <text:p/>
            </draw:line>
          </draw:g>
        </draw:g>
        <draw:g>
          <draw:g>
            <draw:rect draw:style-name="gr16" draw:text-style-name="P1" draw:layer="layout" svg:width="3.81cm" svg:height="2.032cm" draw:transform="rotate (3.1415926535892) translate (8.89cm 15.748cm)">
              <text:p/>
            </draw:rect>
            <draw:custom-shape draw:style-name="gr17" draw:text-style-name="P1" draw:layer="layout" svg:width="3.81cm" svg:height="0.508cm" svg:x="5.08cm" svg:y="14.478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14.077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14.976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15.748cm)">
              <text:p/>
            </draw:rect>
            <draw:line draw:style-name="gr20" draw:text-style-name="P1" draw:layer="layout" svg:x1="7.303cm" svg:y1="13.716cm" svg:x2="7.303cm" svg:y2="15.748cm">
              <text:p/>
            </draw:line>
            <draw:line draw:style-name="gr20" draw:text-style-name="P1" draw:layer="layout" svg:x1="6.668cm" svg:y1="13.716cm" svg:x2="6.668cm" svg:y2="15.748cm">
              <text:p/>
            </draw:line>
          </draw:g>
        </draw:g>
        <draw:g>
          <draw:g>
            <draw:rect draw:style-name="gr21" draw:text-style-name="P1" draw:layer="layout" svg:width="2.032cm" svg:height="7.62cm" svg:x="8.89cm" svg:y="9.652cm">
              <text:p/>
            </draw:rect>
            <draw:line draw:style-name="gr22" draw:text-style-name="P1" draw:layer="layout" svg:x1="8.89cm" svg:y1="16.764cm" svg:x2="9.906cm" svg:y2="16.764cm">
              <text:p/>
            </draw:line>
            <draw:line draw:style-name="gr22" draw:text-style-name="P1" draw:layer="layout" svg:x1="9.906cm" svg:y1="10.16cm" svg:x2="10.922cm" svg:y2="10.16cm">
              <text:p/>
            </draw:line>
            <draw:line draw:style-name="gr23" draw:text-style-name="P1" draw:layer="layout" svg:x1="10.922cm" svg:y1="16.256cm" svg:x2="8.89cm" svg:y2="16.256cm">
              <text:p/>
            </draw:line>
            <draw:line draw:style-name="gr23" draw:text-style-name="P1" draw:layer="layout" svg:x1="10.922cm" svg:y1="10.668cm" svg:x2="8.89cm" svg:y2="10.668cm">
              <text:p/>
            </draw:line>
            <draw:line draw:style-name="gr23" draw:text-style-name="P1" draw:layer="layout" svg:x1="10.922cm" svg:y1="13.462cm" svg:x2="8.89cm" svg:y2="13.462cm">
              <text:p/>
            </draw:line>
          </draw:g>
          <draw:g>
            <draw:polygon draw:style-name="gr24" draw:text-style-name="P1" draw:layer="layout" svg:width="0.952cm" svg:height="1.119cm" svg:x="9.43cm" svg:y="15.03cm" svg:viewBox="0 0 953 1120" draw:points="0,1120 0,1006 90,1006 90,920 197,920 197,840 286,840 374,516 283,180 197,180 197,100 90,100 90,2 859,0 863,0 863,100 757,100 757,180 672,180 580,516 669,840 757,840 757,920 863,920 863,1006 953,1006 953,1120">
              <text:p/>
            </draw:polygon>
            <draw:custom-shape draw:style-name="gr24" draw:text-style-name="P1" draw:layer="layout" svg:width="0.295cm" svg:height="0.295cm" svg:x="9.759cm" svg:y="14.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0.227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9.476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4" draw:text-style-name="P1" draw:layer="layout" svg:width="0.952cm" svg:height="1.119cm" svg:x="9.429cm" svg:y="10.774cm" svg:viewBox="0 0 953 1120" draw:points="953,0 953,114 863,114 863,200 756,200 756,280 667,280 579,604 670,940 756,940 756,1020 863,1020 863,1118 94,1120 90,1120 90,1020 196,1020 196,940 281,940 373,604 284,280 196,280 196,200 90,200 90,114 0,114 0,0">
              <text:p/>
            </draw:polygon>
            <draw:custom-shape draw:style-name="gr24" draw:text-style-name="P1" draw:layer="layout" svg:width="0.295cm" svg:height="0.295cm" svg:x="9.727cm" svg:y="11.7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9.481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0.232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path draw:style-name="gr25" draw:text-style-name="P1" draw:layer="layout" svg:width="1.269cm" svg:height="1.094cm" svg:x="9.271cm" svg:y="13.637cm" svg:viewBox="0 0 1270 1095" svg:d="M613 0v89c-14 3-29 7-44 13v-58h-43v80c-5 2-10 5-14 8-10 6-20 12-30 19v-63h-44v93c-15 11-29 22-44 32v-38h-44v71c-14 11-29 22-43 32v-59h-44v88c-3 2-6 4-9 5-12 8-24 14-35 19v-25h-44v42c-8 1-15 2-22 2h-22v-87h-131v832h131v-701h22c8 0 15-1 22-2v703h44v-715c14-6 29-14 44-22v737h44v-764c14-10 29-20 43-30v794h44v-394h44v394h44v-891c15-11 29-21 44-29v394h43v-419c16-7 31-13 44-16v435h44v-435c13 3 28 9 44 16v419h44v-394c14 8 28 18 43 29v891h44v-394h44v394h44v-794c14 10 29 20 44 30v764h43v-737c15 8 30 16 44 22v715h44v-703c7 1 14 2 22 2h22v701h131v-832h-131v87h-22c-7 0-14-1-22-2v-42h-44v25c-11-5-23-11-35-19-3-1-6-3-9-5v-88h-43v59c-15-10-29-21-44-32v-71h-44v38c-15-10-29-21-44-32v-93h-44v63c-10-7-20-13-30-19-4-3-9-6-13-8v-80h-44v58c-15-6-30-10-44-13v-89zM66 88c-37 0-66 29-66 65 0 37 29 66 66 66 36 0 65-29 65-66 0-36-29-65-65-65zM1204 88c-36 0-65 29-65 65 0 37 29 66 65 66 37 0 66-29 66-66 0-36-29-65-66-65zM438 235v422h-44v-389c5-3 9-6 13-10 11-7 21-15 31-23zM832 235c10 8 20 16 31 23 4 4 9 7 13 10v389h-44zM526 613v88h219v-88zM526 745v350h43v-350zM613 745v350h44v-350zM701 745v350h44v-350z">
            <text:p/>
          </draw:path>
          <draw:path draw:style-name="gr25" draw:text-style-name="P1" draw:layer="layout" svg:width="1.269cm" svg:height="1.094cm" svg:x="9.271cm" svg:y="12.192cm" svg:viewBox="0 0 1270 1095" svg:d="M613 1095v-89c-14-3-29-7-44-13v58h-44v-80c-4-2-9-5-13-8-10-6-20-12-30-19v63h-44v-93c-15-11-29-22-44-32v38h-44v-71c-14-11-29-22-43-32v59h-44v-88c-3-2-6-4-9-5-12-8-24-14-35-19v25h-44v-42c-8-1-15-2-22-2h-22v87h-131v-832h131v701h22c8 0 15 1 22 2v-703h44v715c14 6 29 14 44 22v-737h44v764c14 10 29 20 43 30v-794h44v394h44v-394h44v891c15 11 29 21 43 29v-394h44v419c16 7 31 13 44 16v-435h44v435c13-3 28-9 44-16v-419h43v394c15-8 29-18 44-29v-891h44v394h44v-394h44v794c14-10 29-20 44-30v-764h43v737c15-8 30-16 44-22v-715h44v703c7-1 14-2 22-2h22v-701h131v832h-131v-87h-22c-7 0-14 1-22 2v42h-44v-25c-11 5-23 11-35 19-3 1-6 3-9 5v88h-43v-59c-15 10-29 21-44 32v71h-44v-38c-15 10-29 21-44 32v93h-44v-63c-10 7-20 13-30 19-4 3-9 6-14 8v80h-43v-58c-15 6-30 10-44 13v89zM66 1007c-37 0-66-29-66-65 0-37 29-66 66-66 36 0 65 29 65 66 0 36-29 65-65 65zM1204 1007c-36 0-65-29-65-65 0-37 29-66 65-66 37 0 66 29 66 66 0 36-29 65-66 65zM438 860v-422h-44v389c5 3 9 6 13 10 11 7 21 15 31 23zM832 860c10-8 20-16 31-23 4-4 9-7 13-10v-389h-44zM525 482v-88h219v88zM525 350v-350h44v350zM613 350v-350h44v350zM701 350v-350h43v350z">
            <text:p/>
          </draw:path>
        </draw:g>
        <draw:g>
          <draw:g>
            <draw:rect draw:style-name="gr21" draw:text-style-name="P1" draw:layer="layout" svg:width="2.032cm" svg:height="7.62cm" svg:x="10.922cm" svg:y="9.652cm">
              <text:p/>
            </draw:rect>
            <draw:line draw:style-name="gr22" draw:text-style-name="P1" draw:layer="layout" svg:x1="10.922cm" svg:y1="16.764cm" svg:x2="11.938cm" svg:y2="16.764cm">
              <text:p/>
            </draw:line>
            <draw:line draw:style-name="gr22" draw:text-style-name="P1" draw:layer="layout" svg:x1="11.938cm" svg:y1="10.16cm" svg:x2="12.954cm" svg:y2="10.16cm">
              <text:p/>
            </draw:line>
            <draw:line draw:style-name="gr23" draw:text-style-name="P1" draw:layer="layout" svg:x1="12.954cm" svg:y1="16.256cm" svg:x2="10.922cm" svg:y2="16.256cm">
              <text:p/>
            </draw:line>
            <draw:line draw:style-name="gr23" draw:text-style-name="P1" draw:layer="layout" svg:x1="12.954cm" svg:y1="10.668cm" svg:x2="10.922cm" svg:y2="10.668cm">
              <text:p/>
            </draw:line>
            <draw:line draw:style-name="gr23" draw:text-style-name="P1" draw:layer="layout" svg:x1="12.954cm" svg:y1="13.462cm" svg:x2="10.922cm" svg:y2="13.462cm">
              <text:p/>
            </draw:line>
          </draw:g>
          <draw:g>
            <draw:polygon draw:style-name="gr24" draw:text-style-name="P1" draw:layer="layout" svg:width="0.952cm" svg:height="1.119cm" svg:x="11.462cm" svg:y="15.03cm" svg:viewBox="0 0 953 1120" draw:points="0,1120 0,1006 90,1006 90,920 197,920 197,840 286,840 374,516 283,180 197,180 197,100 90,100 90,2 859,0 863,0 863,100 757,100 757,180 672,180 580,516 669,840 757,840 757,920 863,920 863,1006 953,1006 953,1120">
              <text:p/>
            </draw:polygon>
            <draw:custom-shape draw:style-name="gr24" draw:text-style-name="P1" draw:layer="layout" svg:width="0.295cm" svg:height="0.295cm" svg:x="11.791cm" svg:y="14.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2.259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1.508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4" draw:text-style-name="P1" draw:layer="layout" svg:width="0.952cm" svg:height="1.119cm" svg:x="11.461cm" svg:y="10.774cm" svg:viewBox="0 0 953 1120" draw:points="953,0 953,114 863,114 863,200 756,200 756,280 667,280 579,604 670,940 756,940 756,1020 863,1020 863,1118 94,1120 90,1120 90,1020 196,1020 196,940 281,940 373,604 284,280 196,280 196,200 90,200 90,114 0,114 0,0">
              <text:p/>
            </draw:polygon>
            <draw:custom-shape draw:style-name="gr24" draw:text-style-name="P1" draw:layer="layout" svg:width="0.295cm" svg:height="0.295cm" svg:x="11.759cm" svg:y="11.7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1.513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2.264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path draw:style-name="gr25" draw:text-style-name="P1" draw:layer="layout" svg:width="1.269cm" svg:height="1.094cm" svg:x="11.303cm" svg:y="13.637cm" svg:viewBox="0 0 1270 1095" svg:d="M613 0v89c-14 3-29 7-44 13v-58h-43v80c-5 2-10 5-14 8-10 6-20 12-30 19v-63h-44v93c-15 11-29 22-44 32v-38h-44v71c-14 11-29 22-43 32v-59h-44v88c-3 2-6 4-9 5-12 8-24 14-35 19v-25h-44v42c-8 1-15 2-22 2h-22v-87h-131v832h131v-701h22c8 0 15-1 22-2v703h44v-715c14-6 29-14 44-22v737h44v-764c14-10 29-20 43-30v794h44v-394h44v394h44v-891c15-11 29-21 44-29v394h43v-419c16-7 31-13 44-16v435h44v-435c13 3 28 9 44 16v419h44v-394c14 8 28 18 43 29v891h44v-394h44v394h44v-794c14 10 29 20 44 30v764h43v-737c15 8 30 16 44 22v715h44v-703c7 1 14 2 22 2h22v701h131v-832h-131v87h-22c-7 0-14-1-22-2v-42h-44v25c-11-5-23-11-35-19-3-1-6-3-9-5v-88h-43v59c-15-10-29-21-44-32v-71h-44v38c-15-10-29-21-44-32v-93h-44v63c-10-7-20-13-30-19-4-3-9-6-13-8v-80h-44v58c-15-6-30-10-44-13v-89zM66 88c-37 0-66 29-66 65 0 37 29 66 66 66 36 0 65-29 65-66 0-36-29-65-65-65zM1204 88c-36 0-65 29-65 65 0 37 29 66 65 66 37 0 66-29 66-66 0-36-29-65-66-65zM438 235v422h-44v-389c5-3 9-6 13-10 11-7 21-15 31-23zM832 235c10 8 20 16 31 23 4 4 9 7 13 10v389h-44zM526 613v88h219v-88zM526 745v350h43v-350zM613 745v350h44v-350zM701 745v350h44v-350z">
            <text:p/>
          </draw:path>
          <draw:path draw:style-name="gr25" draw:text-style-name="P1" draw:layer="layout" svg:width="1.269cm" svg:height="1.094cm" svg:x="11.303cm" svg:y="12.192cm" svg:viewBox="0 0 1270 1095" svg:d="M613 1095v-89c-14-3-29-7-44-13v58h-44v-80c-4-2-9-5-13-8-10-6-20-12-30-19v63h-44v-93c-15-11-29-22-44-32v38h-44v-71c-14-11-29-22-43-32v59h-44v-88c-3-2-6-4-9-5-12-8-24-14-35-19v25h-44v-42c-8-1-15-2-22-2h-22v87h-131v-832h131v701h22c8 0 15 1 22 2v-703h44v715c14 6 29 14 44 22v-737h44v764c14 10 29 20 43 30v-794h44v394h44v-394h44v891c15 11 29 21 43 29v-394h44v419c16 7 31 13 44 16v-435h44v435c13-3 28-9 44-16v-419h43v394c15-8 29-18 44-29v-891h44v394h44v-394h44v794c14-10 29-20 44-30v-764h43v737c15-8 30-16 44-22v-715h44v703c7-1 14-2 22-2h22v-701h131v832h-131v-87h-22c-7 0-14 1-22 2v42h-44v-25c-11 5-23 11-35 19-3 1-6 3-9 5v88h-43v-59c-15 10-29 21-44 32v71h-44v-38c-15 10-29 21-44 32v93h-44v-63c-10 7-20 13-30 19-4 3-9 6-14 8v80h-43v-58c-15 6-30 10-44 13v89zM66 1007c-37 0-66-29-66-65 0-37 29-66 66-66 36 0 65 29 65 66 0 36-29 65-65 65zM1204 1007c-36 0-65-29-65-65 0-37 29-66 65-66 37 0 66 29 66 66 0 36-29 65-66 65zM438 860v-422h-44v389c5 3 9 6 13 10 11 7 21 15 31 23zM832 860c10-8 20-16 31-23 4-4 9-7 13-10v-389h-44zM525 482v-88h219v88zM525 350v-350h44v350zM613 350v-350h44v350zM701 350v-350h43v350z">
            <text:p/>
          </draw:path>
        </draw:g>
        <draw:g>
          <draw:g>
            <draw:rect draw:style-name="gr21" draw:text-style-name="P1" draw:layer="layout" svg:width="2.032cm" svg:height="7.62cm" svg:x="12.954cm" svg:y="9.652cm">
              <text:p/>
            </draw:rect>
            <draw:line draw:style-name="gr22" draw:text-style-name="P1" draw:layer="layout" svg:x1="12.954cm" svg:y1="16.764cm" svg:x2="13.97cm" svg:y2="16.764cm">
              <text:p/>
            </draw:line>
            <draw:line draw:style-name="gr22" draw:text-style-name="P1" draw:layer="layout" svg:x1="13.97cm" svg:y1="10.16cm" svg:x2="14.986cm" svg:y2="10.16cm">
              <text:p/>
            </draw:line>
            <draw:line draw:style-name="gr23" draw:text-style-name="P1" draw:layer="layout" svg:x1="14.986cm" svg:y1="16.256cm" svg:x2="12.954cm" svg:y2="16.256cm">
              <text:p/>
            </draw:line>
            <draw:line draw:style-name="gr23" draw:text-style-name="P1" draw:layer="layout" svg:x1="14.986cm" svg:y1="10.668cm" svg:x2="12.954cm" svg:y2="10.668cm">
              <text:p/>
            </draw:line>
            <draw:line draw:style-name="gr23" draw:text-style-name="P1" draw:layer="layout" svg:x1="14.986cm" svg:y1="13.462cm" svg:x2="12.954cm" svg:y2="13.462cm">
              <text:p/>
            </draw:line>
          </draw:g>
          <draw:g>
            <draw:polygon draw:style-name="gr24" draw:text-style-name="P1" draw:layer="layout" svg:width="0.952cm" svg:height="1.119cm" svg:x="13.494cm" svg:y="15.03cm" svg:viewBox="0 0 953 1120" draw:points="0,1120 0,1006 90,1006 90,920 197,920 197,840 286,840 374,516 283,180 197,180 197,100 90,100 90,2 859,0 863,0 863,100 757,100 757,180 672,180 580,516 669,840 757,840 757,920 863,920 863,1006 953,1006 953,1120">
              <text:p/>
            </draw:polygon>
            <draw:custom-shape draw:style-name="gr24" draw:text-style-name="P1" draw:layer="layout" svg:width="0.295cm" svg:height="0.295cm" svg:x="13.823cm" svg:y="14.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4.291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3.54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4" draw:text-style-name="P1" draw:layer="layout" svg:width="0.952cm" svg:height="1.119cm" svg:x="13.493cm" svg:y="10.774cm" svg:viewBox="0 0 953 1120" draw:points="953,0 953,114 863,114 863,200 756,200 756,280 667,280 579,604 670,940 756,940 756,1020 863,1020 863,1118 94,1120 90,1120 90,1020 196,1020 196,940 281,940 373,604 284,280 196,280 196,200 90,200 90,114 0,114 0,0">
              <text:p/>
            </draw:polygon>
            <draw:custom-shape draw:style-name="gr24" draw:text-style-name="P1" draw:layer="layout" svg:width="0.295cm" svg:height="0.295cm" svg:x="13.791cm" svg:y="11.7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3.545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04cm" svg:height="0.104cm" svg:x="14.296cm" svg:y="11.79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path draw:style-name="gr25" draw:text-style-name="P1" draw:layer="layout" svg:width="1.269cm" svg:height="1.094cm" svg:x="13.335cm" svg:y="13.637cm" svg:viewBox="0 0 1270 1095" svg:d="M613 0v89c-14 3-29 7-44 13v-58h-43v80c-5 2-10 5-14 8-10 6-20 12-30 19v-63h-44v93c-15 11-29 22-44 32v-38h-44v71c-14 11-29 22-43 32v-59h-44v88c-3 2-6 4-9 5-12 8-24 14-35 19v-25h-44v42c-8 1-15 2-22 2h-22v-87h-131v832h131v-701h22c8 0 15-1 22-2v703h44v-715c14-6 29-14 44-22v737h44v-764c14-10 29-20 43-30v794h44v-394h44v394h44v-891c15-11 29-21 44-29v394h43v-419c16-7 31-13 44-16v435h44v-435c13 3 28 9 44 16v419h44v-394c14 8 28 18 43 29v891h44v-394h44v394h44v-794c14 10 29 20 44 30v764h43v-737c15 8 30 16 44 22v715h44v-703c7 1 14 2 22 2h22v701h131v-832h-131v87h-22c-7 0-14-1-22-2v-42h-44v25c-11-5-23-11-35-19-3-1-6-3-9-5v-88h-43v59c-15-10-29-21-44-32v-71h-44v38c-15-10-29-21-44-32v-93h-44v63c-10-7-20-13-30-19-4-3-9-6-13-8v-80h-44v58c-15-6-30-10-44-13v-89zM66 88c-37 0-66 29-66 65 0 37 29 66 66 66 36 0 65-29 65-66 0-36-29-65-65-65zM1204 88c-36 0-65 29-65 65 0 37 29 66 65 66 37 0 66-29 66-66 0-36-29-65-66-65zM438 235v422h-44v-389c5-3 9-6 13-10 11-7 21-15 31-23zM832 235c10 8 20 16 31 23 4 4 9 7 13 10v389h-44zM526 613v88h219v-88zM526 745v350h43v-350zM613 745v350h44v-350zM701 745v350h44v-350z">
            <text:p/>
          </draw:path>
          <draw:path draw:style-name="gr25" draw:text-style-name="P1" draw:layer="layout" svg:width="1.269cm" svg:height="1.094cm" svg:x="13.335cm" svg:y="12.192cm" svg:viewBox="0 0 1270 1095" svg:d="M613 1095v-89c-14-3-29-7-44-13v58h-44v-80c-4-2-9-5-13-8-10-6-20-12-30-19v63h-44v-93c-15-11-29-22-44-32v38h-44v-71c-14-11-29-22-43-32v59h-44v-88c-3-2-6-4-9-5-12-8-24-14-35-19v25h-44v-42c-8-1-15-2-22-2h-22v87h-131v-832h131v701h22c8 0 15 1 22 2v-703h44v715c14 6 29 14 44 22v-737h44v764c14 10 29 20 43 30v-794h44v394h44v-394h44v891c15 11 29 21 43 29v-394h44v419c16 7 31 13 44 16v-435h44v435c13-3 28-9 44-16v-419h43v394c15-8 29-18 44-29v-891h44v394h44v-394h44v794c14-10 29-20 44-30v-764h43v737c15-8 30-16 44-22v-715h44v703c7-1 14-2 22-2h22v-701h131v832h-131v-87h-22c-7 0-14 1-22 2v42h-44v-25c-11 5-23 11-35 19-3 1-6 3-9 5v88h-43v-59c-15 10-29 21-44 32v71h-44v-38c-15 10-29 21-44 32v93h-44v-63c-10 7-20 13-30 19-4 3-9 6-14 8v80h-43v-58c-15 6-30 10-44 13v89zM66 1007c-37 0-66-29-66-65 0-37 29-66 66-66 36 0 65 29 65 66 0 36-29 65-65 65zM1204 1007c-36 0-65-29-65-65 0-37 29-66 65-66 37 0 66 29 66 66 0 36-29 65-66 65zM438 860v-422h-44v389c5 3 9 6 13 10 11 7 21 15 31 23zM832 860c10-8 20-16 31-23 4-4 9-7 13-10v-389h-44zM525 482v-88h219v88zM525 350v-350h44v350zM613 350v-350h44v350zM701 350v-350h43v350z">
            <text:p/>
          </draw:path>
        </draw:g>
        <draw:rect draw:style-name="gr26" draw:text-style-name="P6" draw:layer="layout" svg:width="2.54cm" svg:height="2.54cm" svg:x="14.986cm" svg:y="9.652cm">
          <text:p text:style-name="P1"><text:span text:style-name="T11">Dark</text:span></text:p>
          <text:p text:style-name="P4"><text:span text:style-name="T12"/></text:p>
          <text:p text:style-name="P5"><text:span text:style-name="T13">All objects</text:span></text:p>
          <text:p text:style-name="P5"><text:span text:style-name="T13">are hidden</text:span></text:p>
        </draw:rect>
        <draw:rect draw:style-name="gr27" draw:text-style-name="P6" draw:layer="layout" svg:width="2.54cm" svg:height="2.54cm" svg:x="14.986cm" svg:y="12.192cm">
          <text:p text:style-name="P1"><text:span text:style-name="T11">Tunnel</text:span></text:p>
          <text:p text:style-name="P4"><text:span text:style-name="T12"/></text:p>
          <text:p text:style-name="P5"><text:span text:style-name="T12">Explore: </text:span><text:span text:style-name="T13">see</text:span></text:p>
          <text:p text:style-name="P5"><text:span text:style-name="T13">Field Guide</text:span></text:p>
        </draw:rect>
        <draw:g>
          <draw:g>
            <draw:rect draw:style-name="gr21" draw:text-style-name="P1" draw:layer="layout" svg:width="1.269cm" svg:height="5.588cm" draw:transform="rotate (1.5707963267946) translate (8.89cm 18.541cm)">
              <text:p/>
            </draw:rect>
            <draw:line draw:style-name="gr22" draw:text-style-name="P1" draw:layer="layout" svg:x1="13.97cm" svg:y1="18.542cm" svg:x2="13.97cm" svg:y2="17.907cm">
              <text:p/>
            </draw:line>
            <draw:line draw:style-name="gr22" draw:text-style-name="P1" draw:layer="layout" svg:x1="9.398cm" svg:y1="17.907cm" svg:x2="9.398cm" svg:y2="17.272cm">
              <text:p/>
            </draw:line>
            <draw:line draw:style-name="gr23" draw:text-style-name="P1" draw:layer="layout" svg:x1="13.462cm" svg:y1="17.272cm" svg:x2="13.462cm" svg:y2="18.541cm">
              <text:p/>
            </draw:line>
            <draw:line draw:style-name="gr23" draw:text-style-name="P1" draw:layer="layout" svg:x1="9.906cm" svg:y1="17.272cm" svg:x2="9.906cm" svg:y2="18.541cm">
              <text:p/>
            </draw:line>
            <draw:line draw:style-name="gr23" draw:text-style-name="P1" draw:layer="layout" svg:x1="11.684cm" svg:y1="17.272cm" svg:x2="11.684cm" svg:y2="18.541cm">
              <text:p/>
            </draw:line>
          </draw:g>
          <draw:path draw:style-name="gr28" draw:text-style-name="P1" draw:layer="layout" svg:width="1.224cm" svg:height="1.058cm" svg:x="12.037cm" svg:y="17.414cm" svg:viewBox="0 0 1225 1059" svg:d="M1225 235l-90-45v6l-307 243 35 27-13 11 193 267 182 206v109l-182-206v8l-309-293-76 60-160-127-18 3 88 71v1 89 20l-13-10-146 116v36l-67 40v157l-342-69v-331l23-5v-186l22-3v-142h91v-288h113v288h45v92l115-21v24l121 22 128-101 101 80 376-297v13l90-46zM342 491v65 108 13l56 34 102-81-115-92v-39z">
            <text:p/>
          </draw:path>
          <draw:path draw:style-name="gr28" draw:text-style-name="P1" draw:layer="layout" svg:width="1.223cm" svg:height="1.058cm" svg:x="10.138cm" svg:y="17.415cm" svg:viewBox="0 0 1224 1059" svg:d="M0 235v-181l90 46v-13l364 288 113-89 146 116 103-19v-24l114 21v-92h45v-288h113v288h91v160l23 3v187l22 4v331l-342 69v-193l-66-40v-18l-146-116-13 10v-20-89-1l88-71-36-6-142 112-66-52-319 303v-8l-182 206v-109l182-206 202-279-22-17 23-18-295-234v-6zM816 702v-2l66-40v-86h1v-83l-43 8v39l-115 92z">
            <text:p/>
          </draw:path>
        </draw:g>
        <draw:g>
          <draw:g>
            <draw:rect draw:style-name="gr21" draw:text-style-name="P1" draw:layer="layout" svg:width="1.269cm" svg:height="5.588cm" draw:transform="rotate (1.5707963267946) translate (8.89cm 19.811cm)">
              <text:p/>
            </draw:rect>
            <draw:line draw:style-name="gr22" draw:text-style-name="P1" draw:layer="layout" svg:x1="13.97cm" svg:y1="19.812cm" svg:x2="13.97cm" svg:y2="19.177cm">
              <text:p/>
            </draw:line>
            <draw:line draw:style-name="gr22" draw:text-style-name="P1" draw:layer="layout" svg:x1="9.398cm" svg:y1="19.177cm" svg:x2="9.398cm" svg:y2="18.542cm">
              <text:p/>
            </draw:line>
            <draw:line draw:style-name="gr23" draw:text-style-name="P1" draw:layer="layout" svg:x1="13.462cm" svg:y1="18.542cm" svg:x2="13.462cm" svg:y2="19.811cm">
              <text:p/>
            </draw:line>
            <draw:line draw:style-name="gr23" draw:text-style-name="P1" draw:layer="layout" svg:x1="9.906cm" svg:y1="18.542cm" svg:x2="9.906cm" svg:y2="19.811cm">
              <text:p/>
            </draw:line>
            <draw:line draw:style-name="gr23" draw:text-style-name="P1" draw:layer="layout" svg:x1="11.684cm" svg:y1="18.542cm" svg:x2="11.684cm" svg:y2="19.811cm">
              <text:p/>
            </draw:line>
          </draw:g>
          <draw:path draw:style-name="gr28" draw:text-style-name="P1" draw:layer="layout" svg:width="1.224cm" svg:height="1.058cm" svg:x="12.037cm" svg:y="18.684cm" svg:viewBox="0 0 1225 1059" svg:d="M1225 235l-90-45v6l-307 243 35 27-13 11 193 267 182 206v109l-182-206v8l-309-293-76 60-160-127-18 3 88 71v1 89 20l-13-10-146 116v36l-67 40v157l-342-69v-331l23-5v-186l22-3v-142h91v-288h113v288h45v92l115-21v24l121 22 128-101 101 80 376-297v13l90-46zM342 491v65 108 13l56 34 102-81-115-92v-39z">
            <text:p/>
          </draw:path>
          <draw:path draw:style-name="gr28" draw:text-style-name="P1" draw:layer="layout" svg:width="1.223cm" svg:height="1.058cm" svg:x="10.138cm" svg:y="18.685cm" svg:viewBox="0 0 1224 1059" svg:d="M0 235v-181l90 46v-13l364 288 113-89 146 116 103-19v-24l114 21v-92h45v-288h113v288h91v160l23 3v187l22 4v331l-342 69v-193l-66-40v-18l-146-116-13 10v-20-89-1l88-71-36-6-142 112-66-52-319 303v-8l-182 206v-109l182-206 202-279-22-17 23-18-295-234v-6zM816 702v-2l66-40v-86h1v-83l-43 8v39l-115 92z">
            <text:p/>
          </draw:path>
        </draw:g>
        <draw:g>
          <draw:g>
            <draw:rect draw:style-name="gr16" draw:text-style-name="P1" draw:layer="layout" svg:width="3.81cm" svg:height="2.032cm" draw:transform="rotate (3.1415926535892) translate (5.08cm 17.78cm)">
              <text:p/>
            </draw:rect>
            <draw:custom-shape draw:style-name="gr17" draw:text-style-name="P1" draw:layer="layout" svg:width="3.81cm" svg:height="0.508cm" svg:x="1.27cm" svg:y="16.51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16.109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17.008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17.78cm)">
              <text:p/>
            </draw:rect>
            <draw:line draw:style-name="gr20" draw:text-style-name="P1" draw:layer="layout" svg:x1="3.493cm" svg:y1="15.748cm" svg:x2="3.493cm" svg:y2="17.78cm">
              <text:p/>
            </draw:line>
            <draw:line draw:style-name="gr20" draw:text-style-name="P1" draw:layer="layout" svg:x1="2.858cm" svg:y1="15.748cm" svg:x2="2.858cm" svg:y2="17.78cm">
              <text:p/>
            </draw:line>
          </draw:g>
        </draw:g>
        <draw:g>
          <draw:g>
            <draw:rect draw:style-name="gr16" draw:text-style-name="P1" draw:layer="layout" svg:width="3.81cm" svg:height="2.032cm" draw:transform="rotate (3.1415926535892) translate (5.08cm 19.812cm)">
              <text:p/>
            </draw:rect>
            <draw:custom-shape draw:style-name="gr17" draw:text-style-name="P1" draw:layer="layout" svg:width="3.81cm" svg:height="0.508cm" svg:x="1.27cm" svg:y="18.542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18.141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19.0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19.812cm)">
              <text:p/>
            </draw:rect>
            <draw:line draw:style-name="gr20" draw:text-style-name="P1" draw:layer="layout" svg:x1="3.493cm" svg:y1="17.78cm" svg:x2="3.493cm" svg:y2="19.812cm">
              <text:p/>
            </draw:line>
            <draw:line draw:style-name="gr20" draw:text-style-name="P1" draw:layer="layout" svg:x1="2.858cm" svg:y1="17.78cm" svg:x2="2.858cm" svg:y2="19.812cm">
              <text:p/>
            </draw:line>
          </draw:g>
        </draw:g>
        <draw:g>
          <draw:g>
            <draw:rect draw:style-name="gr16" draw:text-style-name="P1" draw:layer="layout" svg:width="3.81cm" svg:height="2.032cm" draw:transform="rotate (3.1415926535892) translate (5.08cm 21.844cm)">
              <text:p/>
            </draw:rect>
            <draw:custom-shape draw:style-name="gr17" draw:text-style-name="P1" draw:layer="layout" svg:width="3.81cm" svg:height="0.508cm" svg:x="1.27cm" svg:y="20.574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20.173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21.072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21.844cm)">
              <text:p/>
            </draw:rect>
            <draw:line draw:style-name="gr20" draw:text-style-name="P1" draw:layer="layout" svg:x1="3.493cm" svg:y1="19.812cm" svg:x2="3.493cm" svg:y2="21.844cm">
              <text:p/>
            </draw:line>
            <draw:line draw:style-name="gr20" draw:text-style-name="P1" draw:layer="layout" svg:x1="2.858cm" svg:y1="19.812cm" svg:x2="2.858cm" svg:y2="21.844cm">
              <text:p/>
            </draw:line>
          </draw:g>
        </draw:g>
        <draw:g>
          <draw:g>
            <draw:rect draw:style-name="gr16" draw:text-style-name="P1" draw:layer="layout" svg:width="3.81cm" svg:height="2.032cm" draw:transform="rotate (3.1415926535892) translate (8.89cm 17.78cm)">
              <text:p/>
            </draw:rect>
            <draw:custom-shape draw:style-name="gr17" draw:text-style-name="P1" draw:layer="layout" svg:width="3.81cm" svg:height="0.508cm" svg:x="5.08cm" svg:y="16.51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16.109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17.008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17.78cm)">
              <text:p/>
            </draw:rect>
            <draw:line draw:style-name="gr20" draw:text-style-name="P1" draw:layer="layout" svg:x1="7.303cm" svg:y1="15.748cm" svg:x2="7.303cm" svg:y2="17.78cm">
              <text:p/>
            </draw:line>
            <draw:line draw:style-name="gr20" draw:text-style-name="P1" draw:layer="layout" svg:x1="6.668cm" svg:y1="15.748cm" svg:x2="6.668cm" svg:y2="17.78cm">
              <text:p/>
            </draw:line>
          </draw:g>
        </draw:g>
        <draw:g>
          <draw:g>
            <draw:rect draw:style-name="gr16" draw:text-style-name="P1" draw:layer="layout" svg:width="3.81cm" svg:height="2.032cm" draw:transform="rotate (3.1415926535892) translate (8.89cm 19.812cm)">
              <text:p/>
            </draw:rect>
            <draw:custom-shape draw:style-name="gr17" draw:text-style-name="P1" draw:layer="layout" svg:width="3.81cm" svg:height="0.508cm" svg:x="5.08cm" svg:y="18.542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18.141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19.0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19.812cm)">
              <text:p/>
            </draw:rect>
            <draw:line draw:style-name="gr20" draw:text-style-name="P1" draw:layer="layout" svg:x1="7.303cm" svg:y1="17.78cm" svg:x2="7.303cm" svg:y2="19.812cm">
              <text:p/>
            </draw:line>
            <draw:line draw:style-name="gr20" draw:text-style-name="P1" draw:layer="layout" svg:x1="6.668cm" svg:y1="17.78cm" svg:x2="6.668cm" svg:y2="19.812cm">
              <text:p/>
            </draw:line>
          </draw:g>
        </draw:g>
        <draw:g>
          <draw:g>
            <draw:rect draw:style-name="gr16" draw:text-style-name="P1" draw:layer="layout" svg:width="3.81cm" svg:height="2.032cm" draw:transform="rotate (3.1415926535892) translate (8.89cm 21.844cm)">
              <text:p/>
            </draw:rect>
            <draw:custom-shape draw:style-name="gr17" draw:text-style-name="P1" draw:layer="layout" svg:width="3.81cm" svg:height="0.508cm" svg:x="5.08cm" svg:y="20.574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20.173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21.072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21.844cm)">
              <text:p/>
            </draw:rect>
            <draw:line draw:style-name="gr20" draw:text-style-name="P1" draw:layer="layout" svg:x1="7.303cm" svg:y1="19.812cm" svg:x2="7.303cm" svg:y2="21.844cm">
              <text:p/>
            </draw:line>
            <draw:line draw:style-name="gr20" draw:text-style-name="P1" draw:layer="layout" svg:x1="6.668cm" svg:y1="19.812cm" svg:x2="6.668cm" svg:y2="21.844cm">
              <text:p/>
            </draw:line>
          </draw:g>
        </draw:g>
        <draw:g>
          <draw:g>
            <draw:rect draw:style-name="gr16" draw:text-style-name="P1" draw:layer="layout" svg:width="3.81cm" svg:height="2.032cm" draw:transform="rotate (3.1415926535892) translate (5.08cm 23.876cm)">
              <text:p/>
            </draw:rect>
            <draw:custom-shape draw:style-name="gr17" draw:text-style-name="P1" draw:layer="layout" svg:width="3.81cm" svg:height="0.508cm" svg:x="1.27cm" svg:y="22.606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22.205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23.10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23.876cm)">
              <text:p/>
            </draw:rect>
            <draw:line draw:style-name="gr20" draw:text-style-name="P1" draw:layer="layout" svg:x1="3.493cm" svg:y1="21.844cm" svg:x2="3.493cm" svg:y2="23.876cm">
              <text:p/>
            </draw:line>
            <draw:line draw:style-name="gr20" draw:text-style-name="P1" draw:layer="layout" svg:x1="2.858cm" svg:y1="21.844cm" svg:x2="2.858cm" svg:y2="23.876cm">
              <text:p/>
            </draw:line>
          </draw:g>
        </draw:g>
        <draw:g>
          <draw:g>
            <draw:rect draw:style-name="gr16" draw:text-style-name="P1" draw:layer="layout" svg:width="3.81cm" svg:height="2.032cm" draw:transform="rotate (3.1415926535892) translate (8.89cm 23.876cm)">
              <text:p/>
            </draw:rect>
            <draw:custom-shape draw:style-name="gr17" draw:text-style-name="P1" draw:layer="layout" svg:width="3.81cm" svg:height="0.508cm" svg:x="5.08cm" svg:y="22.606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22.205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23.104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23.876cm)">
              <text:p/>
            </draw:rect>
            <draw:line draw:style-name="gr20" draw:text-style-name="P1" draw:layer="layout" svg:x1="7.303cm" svg:y1="21.844cm" svg:x2="7.303cm" svg:y2="23.876cm">
              <text:p/>
            </draw:line>
            <draw:line draw:style-name="gr20" draw:text-style-name="P1" draw:layer="layout" svg:x1="6.668cm" svg:y1="21.844cm" svg:x2="6.668cm" svg:y2="23.876cm">
              <text:p/>
            </draw:line>
          </draw:g>
        </draw:g>
        <draw:g>
          <draw:g>
            <draw:rect draw:style-name="gr16" draw:text-style-name="P1" draw:layer="layout" svg:width="3.81cm" svg:height="2.032cm" draw:transform="rotate (3.1415926535892) translate (5.08cm 25.908cm)">
              <text:p/>
            </draw:rect>
            <draw:custom-shape draw:style-name="gr17" draw:text-style-name="P1" draw:layer="layout" svg:width="3.81cm" svg:height="0.508cm" svg:x="1.27cm" svg:y="24.638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1.27cm" svg:y="24.237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1.27cm" svg:y="25.136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3.493cm 25.908cm)">
              <text:p/>
            </draw:rect>
            <draw:line draw:style-name="gr20" draw:text-style-name="P1" draw:layer="layout" svg:x1="3.493cm" svg:y1="23.876cm" svg:x2="3.493cm" svg:y2="25.908cm">
              <text:p/>
            </draw:line>
            <draw:line draw:style-name="gr20" draw:text-style-name="P1" draw:layer="layout" svg:x1="2.858cm" svg:y1="23.876cm" svg:x2="2.858cm" svg:y2="25.908cm">
              <text:p/>
            </draw:line>
          </draw:g>
        </draw:g>
        <draw:g>
          <draw:g>
            <draw:rect draw:style-name="gr16" draw:text-style-name="P1" draw:layer="layout" svg:width="3.81cm" svg:height="2.032cm" draw:transform="rotate (3.1415926535892) translate (8.89cm 25.908cm)">
              <text:p/>
            </draw:rect>
            <draw:custom-shape draw:style-name="gr17" draw:text-style-name="P1" draw:layer="layout" svg:width="3.81cm" svg:height="0.508cm" svg:x="5.08cm" svg:y="24.638cm">
              <text:p/>
              <draw:enhanced-geometry svg:viewBox="0 0 21600 21600" draw:mirror-horizontal="false" draw:mirror-vertical="false" draw:type="rectangle" draw:enhanced-path="M 0 0 L 21600 0 21600 21600 0 21600 0 0 Z N"/>
            </draw:custom-shape>
            <draw:path draw:style-name="gr18" draw:text-style-name="P1" draw:layer="layout" svg:width="3.805cm" svg:height="0.446cm" svg:x="5.08cm" svg:y="24.237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5.08cm" svg:y="25.136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g>
            <draw:rect draw:style-name="gr19" draw:text-style-name="P1" draw:layer="layout" svg:width="0.636cm" svg:height="2.032cm" draw:transform="rotate (3.1415926535892) translate (7.303cm 25.908cm)">
              <text:p/>
            </draw:rect>
            <draw:line draw:style-name="gr20" draw:text-style-name="P1" draw:layer="layout" svg:x1="7.303cm" svg:y1="23.876cm" svg:x2="7.303cm" svg:y2="25.908cm">
              <text:p/>
            </draw:line>
            <draw:line draw:style-name="gr20" draw:text-style-name="P1" draw:layer="layout" svg:x1="6.668cm" svg:y1="23.876cm" svg:x2="6.668cm" svg:y2="25.908cm">
              <text:p/>
            </draw:line>
          </draw:g>
        </draw:g>
        <draw:g>
          <draw:custom-shape draw:style-name="gr29" draw:text-style-name="P7" draw:layer="layout" svg:width="2.54cm" svg:height="2.54cm" svg:x="17.78cm" svg:y="14.732cm">
            <text:p text:style-name="P7"/>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8.288cm" svg:y1="16.637cm" svg:x2="19.812cm" svg:y2="15.367cm">
            <text:p/>
          </draw:line>
        </draw:g>
        <draw:g>
          <draw:custom-shape draw:style-name="gr29" draw:text-style-name="P7" draw:layer="layout" svg:width="2.54cm" svg:height="2.54cm" svg:x="17.78cm" svg:y="12.192cm">
            <text:p text:style-name="P7"/>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8.288cm" svg:y1="14.097cm" svg:x2="19.812cm" svg:y2="12.827cm">
            <text:p/>
          </draw:line>
        </draw:g>
        <draw:g>
          <draw:custom-shape draw:style-name="gr29" draw:text-style-name="P7" draw:layer="layout" svg:width="2.54cm" svg:height="2.54cm" svg:x="17.78cm" svg:y="9.652cm">
            <text:p text:style-name="P7"/>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8.288cm" svg:y1="11.557cm" svg:x2="19.812cm" svg:y2="10.287cm">
            <text:p/>
          </draw:line>
        </draw:g>
        <draw:g>
          <draw:custom-shape draw:style-name="gr31" draw:text-style-name="P8" draw:layer="layout" svg:width="2.54cm" svg:height="2.54cm" svg:x="17.78cm" svg:y="17.272cm">
            <text:p text:style-name="P8"><text:span text:style-name="T14">Doo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8" draw:layer="layout" svg:width="2.54cm" svg:height="2.54cm" svg:x="17.78cm" svg:y="19.812cm">
            <text:p text:style-name="P8"><text:span text:style-name="T14">Doo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8" draw:layer="layout" svg:width="2.54cm" svg:height="2.54cm" svg:x="17.78cm" svg:y="22.352cm">
            <text:p text:style-name="P8"><text:span text:style-name="T14">Doo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8" draw:layer="layout" svg:width="2.54cm" svg:height="2.54cm" svg:x="9.552cm" svg:y="1.27cm">
            <text:p text:style-name="P8"><text:span text:style-name="T14">Doo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8" draw:layer="layout" svg:width="2.54cm" svg:height="2.54cm" svg:x="9.498cm" svg:y="6.912cm">
            <text:p text:style-name="P8"><text:span text:style-name="T14">Doo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rect draw:style-name="gr26" draw:text-style-name="P6" draw:layer="layout" svg:width="2.54cm" svg:height="2.54cm" svg:x="14.986cm" svg:y="14.732cm">
          <text:p text:style-name="P1"><text:span text:style-name="T11">Dark</text:span></text:p>
          <text:p text:style-name="P4"><text:span text:style-name="T12"/></text:p>
          <text:p text:style-name="P5"><text:span text:style-name="T13">All objects</text:span></text:p>
          <text:p text:style-name="P5"><text:span text:style-name="T13">are hidden</text:span></text:p>
        </draw:rect>
        <draw:rect draw:style-name="gr27" draw:text-style-name="P6" draw:layer="layout" svg:width="2.54cm" svg:height="2.54cm" svg:x="14.986cm" svg:y="17.272cm">
          <text:p text:style-name="P1"><text:span text:style-name="T11">Tunnel</text:span></text:p>
          <text:p text:style-name="P4"><text:span text:style-name="T12"/></text:p>
          <text:p text:style-name="P5"><text:span text:style-name="T12">Explore: </text:span><text:span text:style-name="T13">see</text:span></text:p>
          <text:p text:style-name="P5"><text:span text:style-name="T13">Field Guide</text:span></text:p>
        </draw:rect>
      </draw:page>
      <draw:page draw:name="page4" draw:style-name="dp1" draw:master-page-name="Default">
        <office:forms form:automatic-focus="false" form:apply-design-mode="false"/>
        <draw:g>
          <draw:custom-shape draw:style-name="gr6" draw:text-style-name="P1" draw:layer="layout" svg:width="9.525cm" svg:height="8.255cm" svg:x="10.795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583cm" svg:height="7.549cm" svg:x="11.332cm" svg:y="1.6cm" svg:viewBox="0 0 8584 7550" svg:d="M2452 0c-183 39-217 225-322 349-125 148-302 129-426 271-101 116-164 257-181 413-15 134 8 253-77 387-90 142-189 247-271 400-74 139-167 251-246 387-66 114 61 266-26 387-93 130-168 299-322 362-159 65-280 186-362 322-68 112-138 235-103 388 33 143-123 253-116 400 7 143 57 278 103 413 52 154 180 285 323 361 172 92 297 243 477 323 145 64 69 529 211 603 152 79 156 113 254 254 88 127 272 333 254 508-14 139 13 115 0 254-12 132 240 54 224 188-16 133 2 271 38 400 46 165 242 177 375 142 132-35 268-27 400-65 140-40 250-151 413-142 128 7 258-19 387 13 135 33 256 105 400 116 137 10 260 117 400 116 152-1 221-212 387-232 136-16 268-7 400 13 137 21 276 33 413 52 132 18 267 6 401 0 140-6 283 28 425 13 147-16 347 79 401-142 34-141 93-272 90-426-3-143 200-252 168-388-63-267 217-111 245-309 25-176 215-262 297-413 80-148 203-262 284-413 73-136 144-264 245-388 104-128 181-270 284-400s178-264 258-400c107-182-145-210-142-387 3-152-64-319-181-413-132-106-227-242-219-400 7-130 3-265-39-387-52-151-171-268-258-400-92-139-193-265-284-400-86-128-128-280-245-388-116-107-243-204-387-258-153-57-288-128-400-232-108-101-190-240-207-400-14-136 86-287-64-387l-65-65z">
            <text:p/>
          </draw:path>
          <draw:custom-shape draw:style-name="gr4" draw:text-style-name="P2" draw:layer="layout" svg:width="8.255cm" svg:height="6.985cm" svg:x="11.43cm" svg:y="1.905cm">
            <text:p text:style-name="P1"><text:span text:style-name="T10">ESPLANADE</text:span></text:p>
            <text:p text:style-name="P1"><text:span text:style-name="T15">Energy Station</text:span></text:p>
            <text:p text:style-name="P1"><text:span text:style-name="T6">Discovery</text:span></text:p>
            <text:p text:style-name="P1"><text:span text:style-name="T6">BDF</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17.462cm 2.032cm)">
            <text:p/>
          </draw:rect>
          <draw:rect draw:style-name="gr5" draw:text-style-name="P1" draw:layer="layout" svg:width="3.81cm" svg:height="0.762cm" draw:transform="rotate (1.0471975511964) translate (17.514cm 8.698cm)">
            <text:p/>
          </draw:rect>
          <draw:rect draw:style-name="gr5" draw:text-style-name="P1" draw:layer="layout" svg:width="3.81cm" svg:height="0.762cm" draw:transform="rotate (2.0943951023928) translate (12.954cm 9.144cm)">
            <text:p/>
          </draw:rect>
          <draw:rect draw:style-name="gr5" draw:text-style-name="P1" draw:layer="layout" svg:width="1.27cm" svg:height="0.762cm" draw:transform="rotate (2.0943951023928) translate (18.799cm 4.419cm)">
            <text:p/>
          </draw:rect>
        </draw:g>
        <draw:g>
          <draw:custom-shape draw:style-name="gr6" draw:text-style-name="P1" draw:layer="layout" svg:width="9.525cm" svg:height="8.255cm" svg:x="1.27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3" draw:text-style-name="P1" draw:layer="layout" svg:width="8.58cm" svg:height="7.77cm" svg:x="1.772cm" svg:y="9.762cm" svg:viewBox="0 0 8581 7771" svg:d="M2474 65c-137 40-262 114-400 155-158 47-228 188-232 335-3 139-86 265-129 401-41 132-109 250-116 387-7 142-85 250-91 400-5 140-22 287-129 400-116 123-255 223-387 335-130 110-268 197-387 310-124 118-228 262-310 413-70 129-116 271-206 387-94 121-97 254-78 388 30 211 222 163 336 284 125 133 209 265 348 400 113 110 180 262 233 413 46 131 26 261 12 400-18 177 98 296 194 400 113 122 262 232 426 232 201 0 224 177 297 297 149 245 278-199 374 142 42 148 199 229 245 387 39 133-59 312 65 387 165 100 125 339 323 323 165-13 244 82 400 90 145 7 284 13 426 26 132 12 268 25 400 0 136-26 274-36 413-38 129-2 258 28 387 25 150-3 281-88 413-155 139-71 253-213 413-232 146-17 303 31 426 116 111 77 261 97 387 39 145-67 261-204 284-361 22-147 100-273 168-400 73-136 111-272 180-413 65-133 131-251 181-388 56-154 193-271 232-438 34-144 106-287 220-388 131-116 233-261 335-400 96-131 93-324 220-426 125-100 219-228 232-374 12-137-32-277-193-361-149-78-240-243-323-388-72-126-92-277-142-413-54-148-167-296-336-335-161-37-286-159-413-258-124-97-134-252-167-387-31-127-23-258 12-388 41-151-99-281-167-413-83-162-244-247-336-387-76-116-103-259-155-387l-64-129-129-78h-91z">
            <text:p/>
          </draw:path>
          <draw:custom-shape draw:style-name="gr4" draw:text-style-name="P2" draw:layer="layout" svg:width="8.255cm" svg:height="6.985cm" svg:x="1.905cm" svg:y="10.16cm">
            <text:p text:style-name="P1"><text:span text:style-name="T9">RESIDENCES</text:span></text:p>
            <text:p text:style-name="P1"><text:span text:style-name="T15">Energy Station</text:span></text:p>
            <text:p text:style-name="P1"><text:span text:style-name="T6">Discovery</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5" draw:text-style-name="P1" draw:layer="layout" svg:width="3.81cm" svg:height="0.762cm" draw:transform="rotate (3.1415926535892) translate (7.937cm 10.287cm)">
            <text:p/>
          </draw:rect>
          <draw:rect draw:style-name="gr5" draw:text-style-name="P1" draw:layer="layout" svg:width="3.81cm" svg:height="0.762cm" draw:transform="rotate (1.0471975511964) translate (7.989cm 16.953cm)">
            <text:p/>
          </draw:rect>
          <draw:rect draw:style-name="gr5" draw:text-style-name="P1" draw:layer="layout" svg:width="3.81cm" svg:height="0.762cm" draw:transform="rotate (1.0471975511964) translate (1.524cm 13.208cm)">
            <text:p/>
          </draw:rect>
          <draw:rect draw:style-name="gr5" draw:text-style-name="P1" draw:layer="layout" svg:width="-1.27cm" svg:height="-0.762cm" svg:x="6.667cm" svg:y="17.746cm">
            <text:p/>
          </draw:rect>
        </draw:g>
      </draw:page>
      <draw:page draw:name="Markers" draw:style-name="dp1" draw:master-page-name="Default">
        <office:forms form:automatic-focus="false" form:apply-design-mode="false"/>
        <draw:custom-shape draw:style-name="gr32" draw:text-style-name="P9" draw:layer="layout" svg:width="2.54cm" svg:height="2.54cm" svg:x="6.35cm" svg:y="1.27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1.27cm" svg:y="1.27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3.81cm" svg:y="1.27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1.27cm" svg:y="3.81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3.81cm" svg:y="3.81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6.35cm" svg:y="3.81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8.89cm" svg:y="3.81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8.89cm" svg:y="1.27cm">
          <text:p text:style-name="P1"><text:span text:style-name="T16">Stuck</text:span></text:p>
          <draw:enhanced-geometry svg:viewBox="0 0 21600 21600" draw:type="rectangle" draw:enhanced-path="M 0 0 L 21600 0 21600 21600 0 21600 0 0 Z N"/>
        </draw:custom-shape>
        <draw:custom-shape draw:style-name="gr33" draw:text-style-name="P9" draw:layer="layout" svg:width="2.54cm" svg:height="2.54cm" svg:x="6.35cm" svg:y="6.35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3.81cm" svg:y="6.35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8.89cm" svg:y="6.35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8.89cm" svg:y="8.89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3.81cm" svg:y="8.89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6.35cm" svg:y="8.89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1.27cm" svg:y="8.89cm">
          <text:p text:style-name="P1"><text:span text:style-name="T16">Health</text:span></text:p>
          <text:p text:style-name="P1"><text:span text:style-name="T16">-1</text:span></text:p>
          <draw:enhanced-geometry svg:viewBox="0 0 21600 21600" draw:type="rectangle" draw:enhanced-path="M 0 0 L 21600 0 21600 21600 0 21600 0 0 Z N"/>
        </draw:custom-shape>
        <draw:custom-shape draw:style-name="gr33" draw:text-style-name="P9" draw:layer="layout" svg:width="2.54cm" svg:height="2.54cm" svg:x="1.27cm" svg:y="6.35cm">
          <text:p text:style-name="P1"><text:span text:style-name="T16">Health</text:span></text:p>
          <text:p text:style-name="P1"><text:span text:style-name="T16">-1</text:span></text:p>
          <draw:enhanced-geometry svg:viewBox="0 0 21600 21600" draw:type="rectangle" draw:enhanced-path="M 0 0 L 21600 0 21600 21600 0 21600 0 0 Z N"/>
        </draw:custom-shape>
        <draw:rect draw:style-name="gr26" draw:text-style-name="P6" draw:layer="layout" svg:width="2.54cm" svg:height="2.54cm" svg:x="6.35cm" svg:y="16.51cm">
          <text:p text:style-name="P1"><text:span text:style-name="T11">Dark</text:span></text:p>
          <text:p text:style-name="P4"><text:span text:style-name="T12"/></text:p>
          <text:p text:style-name="P5"><text:span text:style-name="T13">All objects</text:span></text:p>
          <text:p text:style-name="P5"><text:span text:style-name="T13">are hidden</text:span></text:p>
        </draw:rect>
        <draw:rect draw:style-name="gr34" draw:text-style-name="P10" draw:layer="layout" svg:width="2.54cm" svg:height="2.54cm" svg:x="11.43cm" svg:y="8.89cm">
          <text:p text:style-name="P1"><text:span text:style-name="T17">Berserk</text:span></text:p>
        </draw:rect>
        <draw:rect draw:style-name="gr35" draw:text-style-name="P11" draw:layer="layout" svg:width="2.54cm" svg:height="2.54cm" svg:x="1.27cm" svg:y="11.43cm">
          <text:p text:style-name="P1"><text:span text:style-name="T18">Lava</text:span></text:p>
        </draw:rect>
        <draw:rect draw:style-name="gr36" draw:text-style-name="P6" draw:layer="layout" svg:width="2.54cm" svg:height="2.54cm" svg:x="8.89cm" svg:y="19.05cm">
          <text:p text:style-name="P1"><text:span text:style-name="T11">Flood</text:span></text:p>
        </draw:rect>
        <draw:rect draw:style-name="gr36" draw:text-style-name="P6" draw:layer="layout" svg:width="2.54cm" svg:height="2.54cm" svg:x="6.35cm" svg:y="19.05cm">
          <text:p text:style-name="P1"><text:span text:style-name="T11">Flood</text:span></text:p>
        </draw:rect>
        <draw:rect draw:style-name="gr36" draw:text-style-name="P6" draw:layer="layout" svg:width="2.54cm" svg:height="2.54cm" svg:x="3.81cm" svg:y="19.05cm">
          <text:p text:style-name="P1"><text:span text:style-name="T11">Flood</text:span></text:p>
        </draw:rect>
        <draw:rect draw:style-name="gr36" draw:text-style-name="P6" draw:layer="layout" svg:width="2.54cm" svg:height="2.54cm" svg:x="1.27cm" svg:y="19.05cm">
          <text:p text:style-name="P1"><text:span text:style-name="T11">Flood</text:span></text:p>
        </draw:rect>
        <draw:rect draw:style-name="gr35" draw:text-style-name="P11" draw:layer="layout" svg:width="2.54cm" svg:height="2.54cm" svg:x="3.81cm" svg:y="11.43cm">
          <text:p text:style-name="P1"><text:span text:style-name="T18">Lava</text:span></text:p>
        </draw:rect>
        <draw:rect draw:style-name="gr35" draw:text-style-name="P11" draw:layer="layout" svg:width="2.54cm" svg:height="2.54cm" svg:x="6.35cm" svg:y="11.43cm">
          <text:p text:style-name="P1"><text:span text:style-name="T18">Lava</text:span></text:p>
        </draw:rect>
        <draw:rect draw:style-name="gr35" draw:text-style-name="P11" draw:layer="layout" svg:width="2.54cm" svg:height="2.54cm" svg:x="8.89cm" svg:y="11.43cm">
          <text:p text:style-name="P1"><text:span text:style-name="T18">Lava</text:span></text:p>
        </draw:rect>
        <draw:rect draw:style-name="gr35" draw:text-style-name="P11" draw:layer="layout" svg:width="2.54cm" svg:height="2.54cm" svg:x="1.27cm" svg:y="13.97cm">
          <text:p text:style-name="P1"><text:span text:style-name="T18">Lava</text:span></text:p>
        </draw:rect>
        <draw:rect draw:style-name="gr35" draw:text-style-name="P11" draw:layer="layout" svg:width="2.54cm" svg:height="2.54cm" svg:x="3.81cm" svg:y="13.97cm">
          <text:p text:style-name="P1"><text:span text:style-name="T18">Lava</text:span></text:p>
        </draw:rect>
        <draw:rect draw:style-name="gr35" draw:text-style-name="P11" draw:layer="layout" svg:width="2.54cm" svg:height="2.54cm" svg:x="6.35cm" svg:y="13.97cm">
          <text:p text:style-name="P1"><text:span text:style-name="T18">Lava</text:span></text:p>
        </draw:rect>
        <draw:rect draw:style-name="gr35" draw:text-style-name="P11" draw:layer="layout" svg:width="2.54cm" svg:height="2.54cm" svg:x="8.89cm" svg:y="13.97cm">
          <text:p text:style-name="P1"><text:span text:style-name="T18">Lava</text:span></text:p>
        </draw:rect>
        <draw:rect draw:style-name="gr35" draw:text-style-name="P11" draw:layer="layout" svg:width="2.54cm" svg:height="2.54cm" svg:x="1.27cm" svg:y="16.51cm">
          <text:p text:style-name="P1"><text:span text:style-name="T18">Lava</text:span></text:p>
        </draw:rect>
        <draw:rect draw:style-name="gr35" draw:text-style-name="P11" draw:layer="layout" svg:width="2.54cm" svg:height="2.54cm" svg:x="3.81cm" svg:y="16.51cm">
          <text:p text:style-name="P1"><text:span text:style-name="T18">Lava</text:span></text:p>
        </draw:rect>
        <draw:rect draw:style-name="gr35" draw:text-style-name="P11" draw:layer="layout" svg:width="2.54cm" svg:height="2.54cm" svg:x="11.43cm" svg:y="11.43cm">
          <text:p text:style-name="P1"><text:span text:style-name="T18">Lava</text:span></text:p>
        </draw:rect>
        <draw:rect draw:style-name="gr35" draw:text-style-name="P11" draw:layer="layout" svg:width="2.54cm" svg:height="2.54cm" svg:x="11.43cm" svg:y="13.97cm">
          <text:p text:style-name="P1"><text:span text:style-name="T18">Lava</text:span></text:p>
        </draw:rect>
        <draw:rect draw:style-name="gr36" draw:text-style-name="P6" draw:layer="layout" svg:width="2.54cm" svg:height="2.54cm" svg:x="11.43cm" svg:y="19.05cm">
          <text:p text:style-name="P1"><text:span text:style-name="T11">Flood</text:span></text:p>
        </draw:rect>
        <draw:rect draw:style-name="gr36" draw:text-style-name="P6" draw:layer="layout" svg:width="2.54cm" svg:height="2.54cm" svg:x="8.89cm" svg:y="21.59cm">
          <text:p text:style-name="P1"><text:span text:style-name="T11">Flood</text:span></text:p>
        </draw:rect>
        <draw:rect draw:style-name="gr36" draw:text-style-name="P6" draw:layer="layout" svg:width="2.54cm" svg:height="2.54cm" svg:x="6.35cm" svg:y="21.59cm">
          <text:p text:style-name="P1"><text:span text:style-name="T11">Flood</text:span></text:p>
        </draw:rect>
        <draw:rect draw:style-name="gr36" draw:text-style-name="P6" draw:layer="layout" svg:width="2.54cm" svg:height="2.54cm" svg:x="3.81cm" svg:y="21.59cm">
          <text:p text:style-name="P1"><text:span text:style-name="T11">Flood</text:span></text:p>
        </draw:rect>
        <draw:rect draw:style-name="gr36" draw:text-style-name="P6" draw:layer="layout" svg:width="2.54cm" svg:height="2.54cm" svg:x="1.27cm" svg:y="21.59cm">
          <text:p text:style-name="P1"><text:span text:style-name="T11">Flood</text:span></text:p>
        </draw:rect>
        <draw:rect draw:style-name="gr36" draw:text-style-name="P6" draw:layer="layout" svg:width="2.54cm" svg:height="2.54cm" svg:x="11.43cm" svg:y="21.59cm">
          <text:p text:style-name="P1"><text:span text:style-name="T11">Flood</text:span></text:p>
        </draw:rect>
        <draw:rect draw:style-name="gr36" draw:text-style-name="P6" draw:layer="layout" svg:width="2.54cm" svg:height="2.54cm" svg:x="8.89cm" svg:y="16.51cm">
          <text:p text:style-name="P1"><text:span text:style-name="T11">Flood</text:span></text:p>
        </draw:rect>
        <draw:rect draw:style-name="gr36" draw:text-style-name="P6" draw:layer="layout" svg:width="2.54cm" svg:height="2.54cm" svg:x="11.43cm" svg:y="16.51cm">
          <text:p text:style-name="P1"><text:span text:style-name="T11">Flood</text:span></text:p>
        </draw:rect>
        <draw:custom-shape draw:style-name="gr32" draw:text-style-name="P9" draw:layer="layout" svg:width="2.54cm" svg:height="2.54cm" svg:x="11.43cm" svg:y="3.81cm">
          <text:p text:style-name="P1"><text:span text:style-name="T16">Stuck</text:span></text:p>
          <draw:enhanced-geometry svg:viewBox="0 0 21600 21600" draw:type="rectangle" draw:enhanced-path="M 0 0 L 21600 0 21600 21600 0 21600 0 0 Z N"/>
        </draw:custom-shape>
        <draw:custom-shape draw:style-name="gr32" draw:text-style-name="P9" draw:layer="layout" svg:width="2.54cm" svg:height="2.54cm" svg:x="11.43cm" svg:y="1.27cm">
          <text:p text:style-name="P1"><text:span text:style-name="T16">Stuck</text:span></text:p>
          <draw:enhanced-geometry svg:viewBox="0 0 21600 21600" draw:type="rectangle" draw:enhanced-path="M 0 0 L 21600 0 21600 21600 0 21600 0 0 Z N"/>
        </draw:custom-shape>
        <draw:rect draw:style-name="gr27" draw:text-style-name="P6" draw:layer="layout" svg:width="2.54cm" svg:height="2.54cm" svg:x="13.97cm" svg:y="1.27cm">
          <text:p text:style-name="P1"><text:span text:style-name="T11">Tunnel</text:span></text:p>
          <text:p text:style-name="P4"><text:span text:style-name="T12"/></text:p>
          <text:p text:style-name="P5"><text:span text:style-name="T12">Explore: </text:span><text:span text:style-name="T13">see</text:span></text:p>
          <text:p text:style-name="P5"><text:span text:style-name="T13">Field Guide</text:span></text:p>
        </draw:rect>
        <draw:rect draw:style-name="gr27" draw:text-style-name="P6" draw:layer="layout" svg:width="2.54cm" svg:height="2.54cm" svg:x="13.97cm" svg:y="3.81cm">
          <text:p text:style-name="P1"><text:span text:style-name="T11">Tunnel</text:span></text:p>
          <text:p text:style-name="P4"><text:span text:style-name="T12"/></text:p>
          <text:p text:style-name="P5"><text:span text:style-name="T12">Explore: </text:span><text:span text:style-name="T13">see</text:span></text:p>
          <text:p text:style-name="P5"><text:span text:style-name="T13">Field Guide</text:span></text:p>
        </draw:rect>
        <draw:rect draw:style-name="gr26" draw:text-style-name="P6" draw:layer="layout" svg:width="2.54cm" svg:height="2.54cm" svg:x="6.35cm" svg:y="16.51cm">
          <text:p text:style-name="P1"><text:span text:style-name="T11">Dark</text:span></text:p>
          <text:p text:style-name="P4"><text:span text:style-name="T12"/></text:p>
          <text:p text:style-name="P5"><text:span text:style-name="T13">All objects</text:span></text:p>
          <text:p text:style-name="P5"><text:span text:style-name="T13">are hidden</text:span></text:p>
        </draw:rect>
      </draw:page>
      <draw:page draw:name="page6" draw:style-name="dp1" draw:master-page-name="Default">
        <office:forms form:automatic-focus="false" form:apply-design-mode="false"/>
        <draw:custom-shape draw:style-name="gr29" draw:text-style-name="P7" draw:layer="layout" svg:width="2.54cm" svg:height="2.54cm" svg:x="6.35cm" svg:y="1.27cm">
          <text:p text:style-name="P1"><text:span text:style-name="T19">Ecto­plasmic Transi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2.54cm" svg:height="2.54cm" svg:x="3.81cm" svg:y="11.43cm">
          <text:p text:style-name="P1"><text:span text:style-name="T20">Adhesive Eruc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2.54cm" svg:height="2.54cm" svg:x="3.81cm" svg:y="8.89cm">
          <text:p text:style-name="P1"><text:span text:style-name="T20">Compact Turr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2.54cm" svg:height="2.54cm" svg:x="6.35cm" svg:y="3.81cm">
          <text:p text:style-name="P1"><text:span text:style-name="T19">Incan­descent La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2.54cm" svg:height="2.54cm" svg:x="1.27cm" svg:y="1.27cm">
          <text:p text:style-name="P1"><text:span text:style-name="T21">Gravitic Grapp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2.54cm" svg:height="2.54cm" svg:x="6.35cm" svg:y="8.89cm">
          <text:p text:style-name="P1"><text:span text:style-name="T19">Recip­rocating Bor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2.54cm" svg:height="2.54cm" svg:x="3.81cm" svg:y="3.81cm">
          <text:p text:style-name="P1"><text:span text:style-name="T20">Parabolic Thrust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2.54cm" svg:height="2.54cm" svg:x="1.27cm" svg:y="3.81cm">
          <text:p text:style-name="P1"><text:span text:style-name="T21">Voltaic Aur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2.54cm" svg:height="2.54cm" svg:x="6.35cm" svg:y="6.35cm">
          <text:p text:style-name="P1"><text:span text:style-name="T19">Cytolic Regener­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2.54cm" svg:height="2.54cm" svg:x="1.27cm" svg:y="6.35cm">
          <text:p text:style-name="P1"><text:span text:style-name="T21">Aphotic Cloa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2.54cm" svg:height="2.54cm" svg:x="1.27cm" svg:y="8.89cm">
          <text:p text:style-name="P1"><text:span text:style-name="T21">Plasmic Siph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2.54cm" svg:height="2.54cm" svg:x="1.27cm" svg:y="11.43cm">
          <text:p text:style-name="P1"><text:span text:style-name="T19">Ethereal Shiel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2.54cm" svg:height="2.54cm" svg:x="6.35cm" svg:y="11.43cm">
          <text:p text:style-name="P1"><text:span text:style-name="T19">Galvanic Acceler­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2.54cm" svg:height="2.54cm" svg:x="3.81cm" svg:y="1.27cm">
          <text:p text:style-name="P1"><text:span text:style-name="T20">Kinetic Repuls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2" draw:layer="layout" svg:width="2.54cm" svg:height="2.54cm" svg:x="3.81cm" svg:y="6.35cm">
          <text:p text:style-name="P1"><text:span text:style-name="T20">Phlogistic Trump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rect draw:style-name="gr19" draw:text-style-name="P1" draw:layer="layout" svg:width="3.81cm" svg:height="2.032cm" draw:transform="rotate (3.1415926535892) translate (20.244cm 19.863cm)">
            <text:p/>
          </draw:rect>
          <draw:line draw:style-name="gr20" draw:text-style-name="P1" draw:layer="layout" svg:x1="20.244cm" svg:y1="17.831cm" svg:x2="20.244cm" svg:y2="19.863cm">
            <text:p/>
          </draw:line>
          <draw:line draw:style-name="gr20" draw:text-style-name="P1" draw:layer="layout" svg:x1="16.434cm" svg:y1="17.831cm" svg:x2="16.434cm" svg:y2="19.863cm">
            <text:p/>
          </draw:line>
        </draw:g>
        <draw:g>
          <draw:rect draw:style-name="gr19" draw:text-style-name="P1" draw:layer="layout" svg:width="3.81cm" svg:height="2.032cm" draw:transform="rotate (3.1415926535892) translate (12.116cm 24.054cm)">
            <text:p/>
          </draw:rect>
          <draw:line draw:style-name="gr20" draw:text-style-name="P1" draw:layer="layout" svg:x1="12.116cm" svg:y1="22.022cm" svg:x2="12.116cm" svg:y2="24.054cm">
            <text:p/>
          </draw:line>
          <draw:line draw:style-name="gr20" draw:text-style-name="P1" draw:layer="layout" svg:x1="8.306cm" svg:y1="22.022cm" svg:x2="8.306cm" svg:y2="24.054cm">
            <text:p/>
          </draw:line>
        </draw:g>
        <draw:g>
          <draw:rect draw:style-name="gr19" draw:text-style-name="P1" draw:layer="layout" svg:width="3.81cm" svg:height="2.032cm" draw:transform="rotate (3.1415926535892) translate (20.244cm 23.927cm)">
            <text:p/>
          </draw:rect>
          <draw:line draw:style-name="gr20" draw:text-style-name="P1" draw:layer="layout" svg:x1="20.244cm" svg:y1="21.895cm" svg:x2="20.244cm" svg:y2="23.927cm">
            <text:p/>
          </draw:line>
          <draw:line draw:style-name="gr20" draw:text-style-name="P1" draw:layer="layout" svg:x1="16.434cm" svg:y1="21.895cm" svg:x2="16.434cm" svg:y2="23.927cm">
            <text:p/>
          </draw:line>
        </draw:g>
        <draw:g>
          <draw:rect draw:style-name="gr19" draw:text-style-name="P1" draw:layer="layout" svg:width="3.81cm" svg:height="2.032cm" draw:transform="rotate (3.1415926535892) translate (20.244cm 21.895cm)">
            <text:p/>
          </draw:rect>
          <draw:line draw:style-name="gr20" draw:text-style-name="P1" draw:layer="layout" svg:x1="20.244cm" svg:y1="19.863cm" svg:x2="20.244cm" svg:y2="21.895cm">
            <text:p/>
          </draw:line>
          <draw:line draw:style-name="gr20" draw:text-style-name="P1" draw:layer="layout" svg:x1="16.434cm" svg:y1="19.863cm" svg:x2="16.434cm" svg:y2="21.895cm">
            <text:p/>
          </draw:line>
        </draw:g>
        <draw:g>
          <draw:rect draw:style-name="gr19" draw:text-style-name="P1" draw:layer="layout" svg:width="3.81cm" svg:height="2.032cm" draw:transform="rotate (3.1415926535892) translate (20.244cm 25.959cm)">
            <text:p/>
          </draw:rect>
          <draw:line draw:style-name="gr20" draw:text-style-name="P1" draw:layer="layout" svg:x1="20.244cm" svg:y1="23.927cm" svg:x2="20.244cm" svg:y2="25.959cm">
            <text:p/>
          </draw:line>
          <draw:line draw:style-name="gr20" draw:text-style-name="P1" draw:layer="layout" svg:x1="16.434cm" svg:y1="23.927cm" svg:x2="16.434cm" svg:y2="25.959cm">
            <text:p/>
          </draw:line>
        </draw:g>
        <draw:g>
          <draw:rect draw:style-name="gr19" draw:text-style-name="P1" draw:layer="layout" svg:width="3.81cm" svg:height="2.032cm" draw:transform="rotate (3.1415926535892) translate (16.18cm 19.863cm)">
            <text:p/>
          </draw:rect>
          <draw:line draw:style-name="gr20" draw:text-style-name="P1" draw:layer="layout" svg:x1="16.18cm" svg:y1="17.831cm" svg:x2="16.18cm" svg:y2="19.863cm">
            <text:p/>
          </draw:line>
          <draw:line draw:style-name="gr20" draw:text-style-name="P1" draw:layer="layout" svg:x1="12.37cm" svg:y1="17.831cm" svg:x2="12.37cm" svg:y2="19.863cm">
            <text:p/>
          </draw:line>
        </draw:g>
        <draw:g>
          <draw:rect draw:style-name="gr19" draw:text-style-name="P1" draw:layer="layout" svg:width="3.81cm" svg:height="2.032cm" draw:transform="rotate (3.1415926535892) translate (12.116cm 25.959cm)">
            <text:p/>
          </draw:rect>
          <draw:line draw:style-name="gr20" draw:text-style-name="P1" draw:layer="layout" svg:x1="12.116cm" svg:y1="23.927cm" svg:x2="12.116cm" svg:y2="25.959cm">
            <text:p/>
          </draw:line>
          <draw:line draw:style-name="gr20" draw:text-style-name="P1" draw:layer="layout" svg:x1="8.306cm" svg:y1="23.927cm" svg:x2="8.306cm" svg:y2="25.959cm">
            <text:p/>
          </draw:line>
        </draw:g>
        <draw:g>
          <draw:rect draw:style-name="gr19" draw:text-style-name="P1" draw:layer="layout" svg:width="3.81cm" svg:height="2.032cm" draw:transform="rotate (3.1415926535892) translate (16.18cm 23.927cm)">
            <text:p/>
          </draw:rect>
          <draw:line draw:style-name="gr20" draw:text-style-name="P1" draw:layer="layout" svg:x1="16.18cm" svg:y1="21.895cm" svg:x2="16.18cm" svg:y2="23.927cm">
            <text:p/>
          </draw:line>
          <draw:line draw:style-name="gr20" draw:text-style-name="P1" draw:layer="layout" svg:x1="12.37cm" svg:y1="21.895cm" svg:x2="12.37cm" svg:y2="23.927cm">
            <text:p/>
          </draw:line>
        </draw:g>
        <draw:g>
          <draw:rect draw:style-name="gr19" draw:text-style-name="P1" draw:layer="layout" svg:width="3.81cm" svg:height="2.032cm" draw:transform="rotate (3.1415926535892) translate (16.18cm 21.895cm)">
            <text:p/>
          </draw:rect>
          <draw:line draw:style-name="gr20" draw:text-style-name="P1" draw:layer="layout" svg:x1="16.18cm" svg:y1="19.863cm" svg:x2="16.18cm" svg:y2="21.895cm">
            <text:p/>
          </draw:line>
          <draw:line draw:style-name="gr20" draw:text-style-name="P1" draw:layer="layout" svg:x1="12.37cm" svg:y1="19.863cm" svg:x2="12.37cm" svg:y2="21.895cm">
            <text:p/>
          </draw:line>
        </draw:g>
        <draw:g>
          <draw:rect draw:style-name="gr19" draw:text-style-name="P1" draw:layer="layout" svg:width="3.81cm" svg:height="2.032cm" draw:transform="rotate (3.1415926535892) translate (16.18cm 25.959cm)">
            <text:p/>
          </draw:rect>
          <draw:line draw:style-name="gr20" draw:text-style-name="P1" draw:layer="layout" svg:x1="16.18cm" svg:y1="23.927cm" svg:x2="16.18cm" svg:y2="25.959cm">
            <text:p/>
          </draw:line>
          <draw:line draw:style-name="gr20" draw:text-style-name="P1" draw:layer="layout" svg:x1="12.37cm" svg:y1="23.927cm" svg:x2="12.37cm" svg:y2="25.959cm">
            <text:p/>
          </draw:line>
        </draw:g>
        <draw:g>
          <draw:rect draw:style-name="gr16" draw:text-style-name="P1" draw:layer="layout" svg:width="3.81cm" svg:height="2.032cm" draw:transform="rotate (3.1415926535892) translate (12.116cm 22.022cm)">
            <text:p/>
          </draw:rect>
          <draw:custom-shape draw:style-name="gr39" draw:text-style-name="P1" draw:layer="layout" svg:width="3.81cm" svg:height="0.508cm" svg:x="8.306cm" svg:y="20.752cm">
            <text:p/>
            <draw:enhanced-geometry svg:viewBox="0 0 21600 21600" draw:type="rectangle" draw:enhanced-path="M 0 0 L 21600 0 21600 21600 0 21600 0 0 Z N"/>
          </draw:custom-shape>
          <draw:path draw:style-name="gr18" draw:text-style-name="P1" draw:layer="layout" svg:width="3.805cm" svg:height="0.446cm" svg:x="8.306cm" svg:y="20.351cm" svg:viewBox="0 0 3806 447" svg:d="M0 401c42-12 133-46 163-77 33-34 77-51 116-76 30-19 70-31 108-28 39 3 78-6 119 0 49 7 102 4 152 14 37 7 79 3 116 14 38 11 81 3 119 15 41 13 84 12 127 18 46 6 96 13 144 7 45-6 90-10 134-29 58-25 100-74 152-108 58-38 103-100 166-130 36-17 80-8 119-15 38-7 78 7 116-3 42-11 83 13 123 25 45 13 80 45 123 61 44 16 93 14 137 33 38 17 82 18 123 29 44 12 92 7 137 14 37 6 78 10 116 11 45 1 92-3 134-18 41-15 83-6 123 4 39 10 60 57 108 43 45-13 94 4 141 4 43 0 88 10 130-4 44-15 72 9 112 18 38 9 76 27 112 47 33 18 70 38 109 40 37 2 76 11 112 22 34 10 86 12 94 61l14 36 7 18z">
            <text:p/>
          </draw:path>
          <draw:path draw:style-name="gr18" draw:text-style-name="P1" draw:layer="layout" svg:width="3.809cm" svg:height="0.31cm" svg:x="8.306cm" svg:y="21.25cm" svg:viewBox="0 0 3810 311" svg:d="M0 10c19 40 66 82 109 99 42 17 76 53 119 68 37 13 77 24 116 36 38 12 79 22 119 33 47 13 99 26 148 36 39 8 82 10 123 11 45 1 91 11 137 14 52 3 106 1 159 4 43 2 89-5 134-4 40 1 82 1 123-3 44-4 89-14 134-18 42-4 84-20 126-26 39-6 82-3 120-18 35-14 75-9 112-25 36-16 80-11 119-14 40-3 82-7 123-11s82-21 126-15c41 6 84 12 127 15 41 3 81 4 123 3 54-1 110 17 166 18 45 1 90 14 134 18 45 4 91 9 137 8 38-1 78 5 119 3s80-11 120-14 83-9 123-18c39-9 77-15 115-22 42-8 87-13 130-22 39-8 82-10 120-25 36-14 72-34 108-51 39-19 83-34 116-65l25-25z">
            <text:p/>
          </draw:path>
        </draw:g>
        <draw:custom-shape draw:style-name="gr40" draw:text-style-name="P14" draw:layer="layout" svg:width="9.525cm" svg:height="1.27cm" draw:transform="rotate (-1.57079632679579) translate (15.748cm 1.651cm)">
          <text:p text:style-name="P1"><text:span text:style-name="T22">CHASM</text:span></text:p>
          <draw:enhanced-geometry svg:viewBox="0 0 21600 21600" draw:mirror-horizontal="false" draw:mirror-vertical="false" draw:glue-points="10800 0 0 10800 10800 21600 21600 10800" draw:text-areas="?f3 ?f3 ?f4 ?f4" draw:type="hexagon" draw:modifiers="764.14024774301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3" draw:display-name="Gradient 3" draw:style="radial" draw:cx="30%" draw:cy="30%" draw:start-color="#800000" draw:end-color="#ffff00" draw:start-intensity="100%" draw:end-intensity="100%" draw:border="20%"/>
    <draw:gradient draw:name="Radial_20_red_2f_yellow" draw:display-name="Radial red/yellow" draw:style="radial" draw:cx="50%" draw:cy="50%" draw:start-color="#ff3333" draw:end-color="#e6ff00" draw:start-intensity="100%" draw:end-intensity="100%" draw:border="0%"/>
    <draw:fill-image draw:name="Aqua" xlink:href="Pictures/100000000000005E0000005EA38222DC.png" xlink:type="simple" xlink:show="embed" xlink:actuate="onLoad"/>
    <draw:fill-image draw:name="Fiery" xlink:href="Pictures/100000000000005E0000005EB9C46970.png" xlink:type="simple" xlink:show="embed" xlink:actuate="onLoad"/>
    <draw:fill-image draw:name="Lawn_20_Artificial" draw:display-name="Lawn Artificial" xlink:href="Pictures/100000000000005E0000005E5B963AC0.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27cm" fo:margin-bottom="1.905cm" fo:margin-left="1.27cm" fo:margin-right="1.27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arl Klutzke</meta:initial-creator>
    <meta:creation-date>2009-05-13T17:30:37.14</meta:creation-date>
    <dc:date>2017-09-14T08:12:47.07</dc:date>
    <meta:editing-duration>P3DT23H21M22S</meta:editing-duration>
    <meta:editing-cycles>226</meta:editing-cycles>
    <meta:generator>OpenOffice/4.1.2$Win32 OpenOffice.org_project/412m3$Build-9782</meta:generator>
    <meta:printed-by>Carl Klutzke</meta:printed-by>
    <meta:print-date>2017-08-15T09:19:53.24</meta:print-date>
    <dc:creator>Carl Klutzke</dc:creator>
    <meta:document-statistic meta:object-count="501"/>
    <meta:user-defined meta:name="Info 1"/>
    <meta:user-defined meta:name="Info 2"/>
    <meta:user-defined meta:name="Info 3"/>
    <meta:user-defined meta:name="Info 4"/>
  </office:meta>
</office:document-meta>
</file>